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2" svg:font-family="'Liberation Serif'" style:font-adornments="Normal" style:font-family-generic="roman"/>
    <style:font-face style:name="Lucida Sans1" svg:font-family="'Lucida Sans'" style:font-family-generic="swiss"/>
    <style:font-face style:name="GlyphLessFont" svg:font-family="GlyphLessFont" style:font-adornments="Normal" style:font-family-generic="roman" style:font-pitch="variable"/>
    <style:font-face style:name="Liberation Serif1" svg:font-family="'Liberation Serif'"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001cm" fo:break-before="auto" fo:break-after="auto" table:align="margins" fo:keep-with-next="auto" style:may-break-between-rows="true" style:writing-mode="lr-tb" table:border-model="collapsing"/>
    </style:style>
    <style:style style:name="Tableau1.A" style:family="table-column">
      <style:table-column-properties style:column-width="19.001cm" style:rel-column-width="65535*"/>
    </style:style>
    <style:style style:name="Tableau1.1" style:family="table-row">
      <style:table-row-properties fo:keep-together="auto"/>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text-align="end" style:justify-single-word="false"/>
      <style:text-properties fo:font-size="10pt" style:font-size-asian="8.75pt" style:font-size-complex="10pt"/>
    </style:style>
    <style:style style:name="P2" style:family="paragraph" style:parent-style-name="Standard">
      <style:text-properties style:font-name="GlyphLessFont" fo:font-size="11pt" officeooo:rsid="009e3618" officeooo:paragraph-rsid="009f6eb9" style:font-size-asian="11pt"/>
    </style:style>
    <style:style style:name="P3" style:family="paragraph" style:parent-style-name="Standard">
      <style:text-properties officeooo:rsid="000be1fc" officeooo:paragraph-rsid="009f6eb9"/>
    </style:style>
    <style:style style:name="P4" style:family="paragraph" style:parent-style-name="Standard">
      <style:paragraph-properties fo:break-before="page"/>
      <style:text-properties officeooo:rsid="000be1fc" officeooo:paragraph-rsid="009f6eb9"/>
    </style:style>
    <style:style style:name="P5" style:family="paragraph" style:parent-style-name="_3c_l_3e_">
      <style:text-properties officeooo:paragraph-rsid="009f6eb9"/>
    </style:style>
    <style:style style:name="P6" style:family="paragraph" style:parent-style-name="_3c_speaker_3e_">
      <style:text-properties officeooo:paragraph-rsid="009f6eb9"/>
    </style:style>
    <style:style style:name="P7" style:family="paragraph" style:parent-style-name="_3c_speaker_3e_">
      <style:text-properties style:font-name="GlyphLessFont" fo:font-size="11pt" officeooo:rsid="0098b6ab" officeooo:paragraph-rsid="00a45a72" style:font-size-asian="11pt"/>
    </style:style>
    <style:style style:name="P8" style:family="paragraph" style:parent-style-name="_3c_speaker_3e_">
      <style:text-properties style:font-name="GlyphLessFont" fo:font-size="11pt" officeooo:rsid="009810d9" officeooo:paragraph-rsid="00a45a72" style:font-size-asian="11pt"/>
    </style:style>
    <style:style style:name="P9" style:family="paragraph" style:parent-style-name="_3c_speaker_3e_">
      <style:text-properties style:font-name="GlyphLessFont" fo:font-size="11pt" officeooo:rsid="00a45a72" officeooo:paragraph-rsid="00a45a72" style:font-size-asian="11pt"/>
    </style:style>
    <style:style style:name="P10" style:family="paragraph" style:parent-style-name="_3c_speaker_3e_">
      <style:text-properties style:font-name="GlyphLessFont" fo:font-size="11pt" officeooo:rsid="00a45a72" officeooo:paragraph-rsid="00a4ff73" style:font-size-asian="11pt"/>
    </style:style>
    <style:style style:name="P11" style:family="paragraph" style:parent-style-name="_3c_speaker_3e_">
      <style:text-properties style:font-name="GlyphLessFont" fo:font-size="11pt" officeooo:rsid="00998b53" officeooo:paragraph-rsid="00a586ba" style:font-size-asian="11pt"/>
    </style:style>
    <style:style style:name="P12" style:family="paragraph" style:parent-style-name="_3c_speaker_3e_">
      <style:text-properties style:font-name="GlyphLessFont" fo:font-size="11pt" officeooo:rsid="00998b53" officeooo:paragraph-rsid="00a837e7" style:font-size-asian="11pt"/>
    </style:style>
    <style:style style:name="P13" style:family="paragraph" style:parent-style-name="_3c_speaker_3e_">
      <style:text-properties style:font-name="GlyphLessFont" fo:font-size="11pt" officeooo:rsid="00a586ba" officeooo:paragraph-rsid="00a586ba" style:font-size-asian="11pt"/>
    </style:style>
    <style:style style:name="P14" style:family="paragraph" style:parent-style-name="_3c_speaker_3e_">
      <style:text-properties style:font-name="GlyphLessFont" fo:font-size="11pt" officeooo:rsid="00a586ba" officeooo:paragraph-rsid="00a76c2f" style:font-size-asian="11pt"/>
    </style:style>
    <style:style style:name="P15" style:family="paragraph" style:parent-style-name="_3c_speaker_3e_">
      <style:text-properties style:font-name="GlyphLessFont" fo:font-size="11pt" officeooo:rsid="00a837e7" officeooo:paragraph-rsid="00a837e7" style:font-size-asian="11pt"/>
    </style:style>
    <style:style style:name="P16" style:family="paragraph" style:parent-style-name="_3c_speaker_3e_">
      <style:text-properties style:font-name="GlyphLessFont" fo:font-size="11pt" officeooo:rsid="00a837e7" officeooo:paragraph-rsid="00a93a44" style:font-size-asian="11pt"/>
    </style:style>
    <style:style style:name="P17" style:family="paragraph" style:parent-style-name="_3c_speaker_3e_">
      <style:text-properties officeooo:rsid="00a45a72" officeooo:paragraph-rsid="00a45a72"/>
    </style:style>
    <style:style style:name="P18" style:family="paragraph" style:parent-style-name="_3c_speaker_3e_">
      <style:text-properties officeooo:rsid="00a586ba" officeooo:paragraph-rsid="00a586ba"/>
    </style:style>
    <style:style style:name="P19" style:family="paragraph" style:parent-style-name="_3c_trailer_3e_">
      <style:paragraph-properties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paragraph-rsid="009f6eb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_3c_stage_3e_">
      <style:text-properties officeooo:paragraph-rsid="009f6eb9"/>
    </style:style>
    <style:style style:name="P21" style:family="paragraph" style:parent-style-name="_3c_label_3e_">
      <style:text-properties officeooo:paragraph-rsid="009f6eb9"/>
    </style:style>
    <style:style style:name="P22" style:family="paragraph" style:parent-style-name="Heading_20_1">
      <style:text-properties officeooo:paragraph-rsid="009f6eb9"/>
    </style:style>
    <style:style style:name="P23" style:family="paragraph" style:parent-style-name="Heading_20_2">
      <style:text-properties officeooo:paragraph-rsid="009f6eb9"/>
    </style:style>
    <style:style style:name="P24" style:family="paragraph" style:parent-style-name="_3c_speaker_3e_">
      <style:text-properties style:font-name="GlyphLessFont" fo:font-size="11pt" officeooo:rsid="00a586ba" officeooo:paragraph-rsid="00afc7da" style:font-size-asian="11pt"/>
    </style:style>
    <style:style style:name="P25" style:family="paragraph" style:parent-style-name="_3c_speaker_3e_">
      <style:text-properties style:font-name="GlyphLessFont" fo:font-size="11pt" officeooo:rsid="00aa1c24" officeooo:paragraph-rsid="00aa1c24" style:font-size-asian="11pt"/>
    </style:style>
    <style:style style:name="P26" style:family="paragraph" style:parent-style-name="_3c_speaker_3e_">
      <style:text-properties style:font-name="GlyphLessFont" fo:font-size="11pt" officeooo:rsid="00aa7935" officeooo:paragraph-rsid="00aa7935" style:font-size-asian="11pt"/>
    </style:style>
    <style:style style:name="P27" style:family="paragraph" style:parent-style-name="_3c_speaker_3e_">
      <style:text-properties style:font-name="GlyphLessFont" fo:font-size="11pt" officeooo:rsid="00aa7935" officeooo:paragraph-rsid="00ac00d3" style:font-size-asian="11pt"/>
    </style:style>
    <style:style style:name="P28" style:family="paragraph" style:parent-style-name="_3c_speaker_3e_">
      <style:text-properties style:font-name="GlyphLessFont" fo:font-size="11pt" officeooo:rsid="00aa7935" officeooo:paragraph-rsid="00ad89d9" style:font-size-asian="11pt"/>
    </style:style>
    <style:style style:name="P29" style:family="paragraph" style:parent-style-name="_3c_speaker_3e_">
      <style:text-properties style:font-name="GlyphLessFont" fo:font-size="11pt" officeooo:rsid="00ad89d9" officeooo:paragraph-rsid="00ad89d9" style:font-size-asian="11pt"/>
    </style:style>
    <style:style style:name="P30" style:family="paragraph" style:parent-style-name="_3c_speaker_3e_">
      <style:text-properties style:font-name="GlyphLessFont" fo:font-size="11pt" officeooo:rsid="00ae5d84" officeooo:paragraph-rsid="00ae5d84" style:font-size-asian="11pt"/>
    </style:style>
    <style:style style:name="P31" style:family="paragraph" style:parent-style-name="_3c_speaker_3e_">
      <style:text-properties style:font-name="GlyphLessFont" fo:font-size="11pt" officeooo:rsid="00ae5d84" officeooo:paragraph-rsid="00afc7da" style:font-size-asian="11pt"/>
    </style:style>
    <style:style style:name="P32" style:family="paragraph" style:parent-style-name="_3c_speaker_3e_">
      <style:text-properties style:font-name="GlyphLessFont" fo:font-size="11pt" officeooo:rsid="00afc7da" officeooo:paragraph-rsid="00afc7da" style:font-size-asian="11pt"/>
    </style:style>
    <style:style style:name="P33" style:family="paragraph" style:parent-style-name="_3c_speaker_3e_">
      <style:text-properties style:font-name="GlyphLessFont" fo:font-size="11pt" officeooo:rsid="00998b53" officeooo:paragraph-rsid="00afc7da" style:font-size-asian="11pt"/>
    </style:style>
    <style:style style:name="P34" style:family="paragraph" style:parent-style-name="_3c_speaker_3e_">
      <style:text-properties style:font-name="GlyphLessFont" fo:font-size="11pt" officeooo:rsid="00998b53" officeooo:paragraph-rsid="00b01fcd" style:font-size-asian="11pt"/>
    </style:style>
    <style:style style:name="P35" style:family="paragraph" style:parent-style-name="_3c_speaker_3e_">
      <style:text-properties style:font-name="GlyphLessFont" fo:font-size="11pt" officeooo:rsid="00b01fcd" officeooo:paragraph-rsid="00b01fcd" style:font-size-asian="11pt"/>
    </style:style>
    <style:style style:name="P36" style:family="paragraph" style:parent-style-name="_3c_speaker_3e_">
      <style:text-properties officeooo:paragraph-rsid="00aa7935"/>
    </style:style>
    <style:style style:name="P37" style:family="paragraph" style:parent-style-name="_3c_speaker_3e_">
      <style:text-properties officeooo:rsid="00c37a90" officeooo:paragraph-rsid="00c37a90"/>
    </style:style>
    <style:style style:name="P38" style:family="paragraph" style:parent-style-name="_3c_speaker_3e_">
      <style:text-properties officeooo:paragraph-rsid="00a586ba"/>
    </style:style>
    <style:style style:name="P39" style:family="paragraph" style:parent-style-name="_3c_stage_3e_">
      <style:text-properties officeooo:rsid="00a837e7"/>
    </style:style>
    <style:style style:name="P40" style:family="paragraph" style:parent-style-name="_3c_l_3e_">
      <style:text-properties officeooo:paragraph-rsid="00b76376"/>
    </style:style>
    <style:style style:name="P41" style:family="paragraph" style:parent-style-name="_3c_l_3e_">
      <style:text-properties officeooo:paragraph-rsid="00c36175"/>
    </style:style>
    <style:style style:name="P42" style:family="paragraph" style:parent-style-name="_3c_l_3e_">
      <style:text-properties officeooo:paragraph-rsid="00c4c89c"/>
    </style:style>
    <style:style style:name="T1" style:family="text">
      <style:text-properties style:font-name="GlyphLessFont" fo:font-size="11pt" style:font-size-asian="11pt"/>
    </style:style>
    <style:style style:name="T2" style:family="text">
      <style:text-properties style:font-name="GlyphLessFont" fo:font-size="11pt" officeooo:rsid="00998b53" style:font-size-asian="11pt"/>
    </style:style>
    <style:style style:name="T3" style:family="text">
      <style:text-properties style:font-name="GlyphLessFont" fo:font-size="11pt" officeooo:rsid="00999bee" style:font-size-asian="11pt"/>
    </style:style>
    <style:style style:name="T4" style:family="text">
      <style:text-properties style:font-name="GlyphLessFont" fo:font-size="11pt" officeooo:rsid="00a586ba" style:font-size-asian="11pt"/>
    </style:style>
    <style:style style:name="T5" style:family="text">
      <style:text-properties style:font-name="GlyphLessFont" fo:font-size="11pt" officeooo:rsid="00aa7935" style:font-size-asian="11pt"/>
    </style:style>
    <style:style style:name="T6" style:family="text">
      <style:text-properties style:font-name="GlyphLessFont" fo:font-size="11pt" officeooo:rsid="00bd111a" style:font-size-asian="11pt"/>
    </style:style>
    <style:style style:name="T7" style:family="text">
      <style:text-properties officeooo:rsid="000be1fc"/>
    </style:style>
    <style:style style:name="T8" style:family="text">
      <style:text-properties officeooo:rsid="00a45a72"/>
    </style:style>
    <style:style style:name="T9" style:family="text">
      <style:text-properties officeooo:rsid="00a586ba"/>
    </style:style>
    <style:style style:name="T10" style:family="text">
      <style:text-properties officeooo:rsid="00a76c2f"/>
    </style:style>
    <style:style style:name="T11" style:family="text">
      <style:text-properties officeooo:rsid="00998b53"/>
    </style:style>
    <style:style style:name="T12" style:family="text">
      <style:text-properties officeooo:rsid="00a93a44"/>
    </style:style>
    <style:style style:name="T13" style:family="text">
      <style:text-properties officeooo:rsid="00aa7935"/>
    </style:style>
    <style:style style:name="T14" style:family="text">
      <style:text-properties officeooo:rsid="00aa9d09"/>
    </style:style>
    <style:style style:name="T15" style:family="text">
      <style:text-properties officeooo:rsid="00ac00d3"/>
    </style:style>
    <style:style style:name="T16" style:family="text">
      <style:text-properties officeooo:rsid="00ad89d9"/>
    </style:style>
    <style:style style:name="T17" style:family="text">
      <style:text-properties officeooo:rsid="00ae5d84"/>
    </style:style>
    <style:style style:name="T18" style:family="text">
      <style:text-properties officeooo:rsid="00afc7da"/>
    </style:style>
    <style:style style:name="T19" style:family="text">
      <style:text-properties officeooo:rsid="00b01fcd"/>
    </style:style>
    <style:style style:name="T20" style:family="text">
      <style:text-properties officeooo:rsid="00b47f5e"/>
    </style:style>
    <style:style style:name="T21" style:family="text">
      <style:text-properties fo:font-style="italic" style:font-style-asian="italic" style:font-style-complex="italic"/>
    </style:style>
    <style:style style:name="T22" style:family="text">
      <style:text-properties fo:font-style="italic" officeooo:rsid="00c37a90" style:font-style-asian="italic" style:font-style-complex="italic"/>
    </style:style>
    <style:style style:name="T23" style:family="text">
      <style:text-properties officeooo:rsid="00b65168"/>
    </style:style>
    <style:style style:name="T24" style:family="text">
      <style:text-properties officeooo:rsid="00b76376"/>
    </style:style>
    <style:style style:name="T25" style:family="text">
      <style:text-properties officeooo:rsid="00bd111a"/>
    </style:style>
    <style:style style:name="T26" style:family="text">
      <style:text-properties officeooo:rsid="00c0cf08"/>
    </style:style>
    <style:style style:name="T27" style:family="text">
      <style:text-properties officeooo:rsid="00c1ba06"/>
    </style:style>
    <style:style style:name="T28" style:family="text">
      <style:text-properties officeooo:rsid="00c36175"/>
    </style:style>
    <style:style style:name="T29" style:family="text">
      <style:text-properties officeooo:rsid="00c37a90"/>
    </style:style>
    <style:style style:name="T30" style:family="text">
      <style:text-properties officeooo:rsid="00c4c89c"/>
    </style:style>
    <style:style style:name="T31" style:family="text">
      <style:text-properties officeooo:rsid="00c5b1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ersonnages</text:p>
      <text:p text:style-name="Standard">[pb]</text:p>
      <text:p text:style-name="Standard">Le Semainier de la Comédie Française M. Monrose</text:p>
      <text:p text:style-name="Standard">Un auteur M. Armand</text:p>
      <text:p text:style-name="Standard">La Scène se passe sur le théâtre de la Comédie-Française.</text:p>
      <text:h text:style-name="Heading_20_1" text:outline-level="1">Prologue</text:h>
      <text:p text:style-name="Standard">[pb]</text:p>
      <text:h text:style-name="Heading_20_2" text:outline-level="2">Scène première</text:h>
      <text:p text:style-name="_3c_speaker_3e_">Le semainier</text:p>
      <text:p text:style-name="_3c_l_3e_">Grand dieu ! quel tourment ! quel supplice !</text:p>
      <text:p text:style-name="_3c_l_3e_">Parler à chaque acteur, écouter chaque actrice ;</text:p>
      <text:p text:style-name="_3c_l_3e_">Suivre la répétition ;</text:p>
      <text:p text:style-name="_3c_l_3e_">Sans offenser des camarades,</text:p>
      <text:p text:style-name="_3c_l_3e_">Noter avec précaution</text:p>
      <text:p text:style-name="_3c_l_3e_">Ceux qui se portent bien et ceux qui sont malades ;</text:p>
      <text:p text:style-name="_3c_l_3e_">Répondre à droite, à gauche, à messieurs <text:span text:style-name="T1">les auteurs,</text:span></text:p>
      <text:p text:style-name="_3c_l_3e_">Aux ouvreuses, aux fournisseur<text:span text:style-name="T24">s</text:span>,</text:p>
      <text:p text:style-name="_3c_l_3e_">Et même aux garçons de théâtre,</text:p>
      <text:p text:style-name="_3c_l_3e_">C'est le travail opiniâtre</text:p>
      <text:p text:style-name="_3c_l_3e_">Qu'un Semainier huit jours doit supporter.</text:p>
      <text:p text:style-name="_3c_l_3e_">Heureusement la semaine s'avance :</text:p>
      <text:p text:style-name="_3c_l_3e_">Je m'y pourrais plus résister ;</text:p>
      <text:p text:style-name="_3c_l_3e_">Deux jours de plus, je perdrais patience.</text:p>
      <text:p text:style-name="_3c_l_3e_">Holà ! personne !… Mongelas ?</text:p>
      <text:p text:style-name="_3c_stage_3e_">(Regardant dans la coulisse.)</text:p>
      <text:p text:style-name="_3c_l_3e_">Quelque ennuyeux encore ici porte ses pas ?</text:p>
      <text:p text:style-name="_3c_l_3e_">Je n'en puis pas douter, c'est vers moi qu'il s'approche.</text:p>
      <text:p text:style-name="_3c_l_3e_">Un manuscrit sort de sa poche :</text:p>
      <text:p text:style-name="_3c_l_3e_">C'est un auteur ; je n'échapperai pas.</text:p>
      <text:p text:style-name="Standard">[pb]</text:p>
      <text:h text:style-name="Heading_20_2" text:outline-level="2">Scène 2</text:h>
      <text:p text:style-name="_3c_stage_3e_">Le semainier, un auteur.</text:p>
      <text:p text:style-name="P7">L'auteur</text:p>
      <text:p text:style-name="_3c_l_3e_">Serviteur. J'ai besoin d'un moment d'audience,</text:p>
      <text:p text:style-name="_3c_l_3e_">Et de Monsieur le Semainier</text:p>
      <text:p text:style-name="_3c_l_3e_">Je le réclame en toute confiance :</text:p>
      <text:p text:style-name="_3c_l_3e_">Ce sont les charges du métier.</text:p>
      <text:p text:style-name="_3c_speaker_3e_">Le semainier<text:span text:style-name="_3c_stage-c_3e_">, à part.</text:span></text:p>
      <text:p text:style-name="_3c_l_3e_">Il me manquait cela pour me mettre à la gêne.</text:p>
      <text:p text:style-name="_3c_stage_3e_">(Haut.)</text:p>
      <text:p text:style-name="_3c_l_3e_">Pardon, Monsieur. En effet… mon devoir…</text:p>
      <text:p text:style-name="_3c_l_3e_">Mais, en deux mots, ne pourrais-je savoir</text:p>
      <text:p text:style-name="_3c_l_3e_">Quel motif ici vous amène ?</text:p>
      <text:p text:style-name="P7">L'auteur</text:p>
      <text:p text:style-name="_3c_l_3e_">En deux mots ? non, Monsieur, nous causerons longtemps.</text:p>
      <text:p text:style-name="_3c_speaker_3e_">Le semainier</text:p>
      <text:p text:style-name="_3c_l_3e_">Mille soins au dehors exigent ma présence.</text:p>
      <text:p text:style-name="P7"><text:soft-page-break/>L'auteur</text:p>
      <text:p text:style-name="_3c_l_3e_">Je n'abuserai pas de votre patience.</text:p>
      <text:p text:style-name="_3c_stage_3e_">(Tirant son manuscrit de sa poche.)</text:p>
      <text:p text:style-name="_3c_l_3e_">Mettons à profit les instants.</text:p>
      <text:p text:style-name="P7">Le semainier</text:p>
      <text:p text:style-name="_3c_l_3e_">Quoi ! tout cela, Monsieur ?… prétendez-vous me lire ?…</text:p>
      <text:p text:style-name="P7">L'auteur</text:p>
      <text:p text:style-name="_3c_l_3e_">Je comprends : un trait de satire…</text:p>
      <text:p text:style-name="_3c_l_3e_">Rassurez-vous. Aux comédiens français,</text:p>
      <text:p text:style-name="_3c_l_3e_">Je viens proposer un ouvrage</text:p>
      <text:p text:style-name="_3c_l_3e_">Qui doit obtenir leur suffrage,</text:p>
      <text:p text:style-name="_3c_l_3e_">Et j'en garantis le succès.</text:p>
      <text:p text:style-name="Standard">[pb]</text:p>
      <text:p text:style-name="_3c_l_3e_">Quand je dis moi, c'est nous que je veux dire ;</text:p>
      <text:p text:style-name="_3c_l_3e_">Car je me suis adjoint un collaborateur…</text:p>
      <text:p text:style-name="_3c_l_3e_">Mais cela ne fait rien, Monsieur,</text:p>
      <text:p text:style-name="_3c_l_3e_">À moi <text:span text:style-name="T20">seul</text:span> vous aurez à faire.</text:p>
      <text:p text:style-name="_3c_l_3e_">Comme la pièce est bonne, à ce qu'il me paraît,</text:p>
      <text:p text:style-name="_3c_l_3e_">Je dis tout haut que j'en suis seul le père,</text:p>
      <text:p text:style-name="_3c_l_3e_">Si par hasard elle tombait,</text:p>
      <text:p text:style-name="_3c_l_3e_">Elle serait de mon confrère.</text:p>
      <text:p text:style-name="P8">Le semainier</text:p>
      <text:p text:style-name="_3c_l_3e_">J'entends ; c'est assez l'ordinaire,</text:p>
      <text:p text:style-name="_3c_l_3e_">Et j'aime cette franche humeur.</text:p>
      <text:p text:style-name="_3c_l_3e_">Cependant mon suffrage est de peu de valeur</text:p>
      <text:p text:style-name="_3c_l_3e_">Et…</text:p>
      <text:p text:style-name="P8">L'auteur</text:p>
      <text:p text:style-name="_3c_l_3e_">J'en fais grand cas, je vous jure.</text:p>
      <text:p text:style-name="P8">Le semainier</text:p>
      <text:p text:style-name="_3c_l_3e_">Soit ; mais le Comité doit vous donner lecture.</text:p>
      <text:p text:style-name="_3c_l_3e_">A-t-on fixé le jour ?</text:p>
      <text:p text:style-name="P8">L'auteur</text:p>
      <text:p text:style-name="_3c_l_3e_">Non, pour cela je viens :</text:p>
      <text:p text:style-name="_3c_l_3e_">Ce soir je la demande, et demain je l'obtiens.</text:p>
      <text:p text:style-name="P9">Le semainier</text:p>
      <text:p text:style-name="_3c_l_3e_">Demain ? c'est aller un peu <text:span text:style-name="T20">vite.</text:span></text:p>
      <text:p text:style-name="P8">L'auteur</text:p>
      <text:p text:style-name="_3c_l_3e_">Aussitôt la réception</text:p>
      <text:p text:style-name="_3c_l_3e_">Je veux encore que de suite</text:p>
      <text:p text:style-name="_3c_l_3e_">Mon ouvrage soit mis en répétition.</text:p>
      <text:p text:style-name="_3c_speaker_3e_">Le semainier<text:span text:style-name="_3c_stage-c_3e_">, à part.</text:span></text:p>
      <text:p text:style-name="_3c_l_3e_">Ah ! la tête lui tourne, et c'est vraiment dommage.</text:p>
      <text:p text:style-name="_3c_stage_3e_">(Haut.)</text:p>
      <text:p text:style-name="_3c_l_3e_">Pour obtenir cette insigne faveur</text:p>
      <text:p text:style-name="_3c_l_3e_">Quels sont les titres de Monsieur ?</text:p>
      <text:p text:style-name="Standard">[pb]</text:p>
      <text:p text:style-name="P8">L'auteur</text:p>
      <text:p text:style-name="_3c_l_3e_">Mais… l'intérêt de mon ouvrage.</text:p>
      <text:p text:style-name="P8">Le semainier</text:p>
      <text:p text:style-name="_3c_l_3e_">Vous risquez, en ce cas, d'attendre encor longtemps.</text:p>
      <text:p text:style-name="P8">L'auteur</text:p>
      <text:p text:style-name="_3c_l_3e_">Et moi, voilà ce que je nie.</text:p>
      <text:p text:style-name="P8">Le semainier</text:p>
      <text:p text:style-name="_3c_l_3e_">Quel titre a cette comédie,</text:p>
      <text:p text:style-name="_3c_l_3e_"><text:soft-page-break/>Dont Messieurs les auteurs paraissent si contens ?</text:p>
      <text:p text:style-name="P8">L'auteur</text:p>
      <text:p text:style-name="_3c_l_3e_">C'est : <text:span text:style-name="T21">Le Ménage de Molière.</text:span></text:p>
      <text:p text:style-name="_3c_speaker_3e_">Le semainier<text:span text:style-name="_3c_stage-c_3e_">, </text:span><text:span text:style-name="_3c_stage-c_3e_"><text:span text:style-name="T8">ô</text:span></text:span><text:span text:style-name="_3c_stage-c_3e_">tant son chapeau.</text:span></text:p>
      <text:p text:style-name="_3c_l_3e_">De Molière ?</text:p>
      <text:p text:style-name="P8">L'auteur</text:p>
      <text:p text:style-name="_3c_l_3e_">Oui, Monsieur.</text:p>
      <text:p text:style-name="P8">Le semainier</text:p>
      <text:p text:style-name="_3c_l_3e_">J'applaudis au sujet.</text:p>
      <text:p text:style-name="_3c_l_3e_">Ce titre est déjà sûr de plaire.</text:p>
      <text:p text:style-name="P8">L'auteur</text:p>
      <text:p text:style-name="_3c_l_3e_">Pour célébrer sa double centenaire,</text:p>
      <text:p text:style-name="_3c_l_3e_">J'ai d'une faible main esquissé son portrait :</text:p>
      <text:p text:style-name="_3c_l_3e_">C'était de le louer la plus sûre manière ;</text:p>
      <text:p text:style-name="_3c_l_3e_">Mais une centenaire est une occasion</text:p>
      <text:p text:style-name="_3c_l_3e_">Qu'on trouve rarement, et vous devez comprendre</text:p>
      <text:p text:style-name="_3c_l_3e_">Qu'un siècle encor je ne puis pas attendre.</text:p>
      <text:p text:style-name="P8">Le semainier</text:p>
      <text:p text:style-name="_3c_l_3e_">Sans doute ; mais, sans indiscrétion,</text:p>
      <text:p text:style-name="_3c_l_3e_">Ne pourrais-je, Monsieur, demander votre nom ?</text:p>
      <text:p text:style-name="_3c_l_3e_">C'est bien souvent pour nous une importante affaire.</text:p>
      <text:p text:style-name="Standard">[pb]</text:p>
      <text:p text:style-name="P8">L'auteur</text:p>
      <text:p text:style-name="_3c_l_3e_">Je n'en ai pas encor. Inconnu, sans appui,</text:p>
      <text:p text:style-name="_3c_l_3e_">Ainsi que sans prôneurs, je débute aujourd'hui,</text:p>
      <text:p text:style-name="_3c_l_3e_">Et je voudrais entrer dans la carrière,</text:p>
      <text:p text:style-name="_3c_l_3e_">Sous la protection du beau nom de Molière.</text:p>
      <text:p text:style-name="P8">Le semainier</text:p>
      <text:p text:style-name="_3c_l_3e_">Je désire, Monsieur, qu'il vous porte bonheur.</text:p>
      <text:p text:style-name="P8">L'auteur</text:p>
      <text:p text:style-name="_3c_l_3e_">Je l'espère aussi.</text:p>
      <text:p text:style-name="_3c_stage_3e_">(Observant le Semainier qui paraît réfléchir.)</text:p>
      <text:p text:style-name="_3c_l_3e_">Mais d'où vient cet air rêveur ?</text:p>
      <text:p text:style-name="_3c_l_3e_">Vous ne m'écoutez plus ; l'air de votre visage</text:p>
      <text:p text:style-name="_3c_l_3e_">A changé tout à coup. Quel sinistre présage,</text:p>
      <text:p text:style-name="_3c_l_3e_">Monsieur, semble-t-il <text:span text:style-name="T20">m'annoncer</text:span> ?</text:p>
      <text:p text:style-name="P8">Le semainier</text:p>
      <text:p text:style-name="_3c_l_3e_">Rien : je songeais à votre ouvrage.</text:p>
      <text:p text:style-name="_3c_l_3e_">Une difficulté va vous embarrasser.</text:p>
      <text:p text:style-name="P8">L'auteur</text:p>
      <text:p text:style-name="_3c_l_3e_">Laquelle ?</text:p>
      <text:p text:style-name="P8">Le semainier</text:p>
      <text:p text:style-name="_3c_l_3e_">Vous n'avez qu'un seul acte sans doute ?</text:p>
      <text:p text:style-name="P8">L'auteur</text:p>
      <text:p text:style-name="_3c_l_3e_">Qu'un seul.</text:p>
      <text:p text:style-name="P8">Le semainier</text:p>
      <text:p text:style-name="_3c_l_3e_">Il vous faudra de dix à douze acteurs.</text:p>
      <text:p text:style-name="P8">L'auteur</text:p>
      <text:p text:style-name="_3c_l_3e_">Mais, à peu près.</text:p>
      <text:p text:style-name="P8">Le semainier</text:p>
      <text:p text:style-name="_3c_l_3e_">De vous l'annoncer il m'en coûte :</text:p>
      <text:p text:style-name="_3c_l_3e_">Je vois pleuvoir sur vous les plaintes, les clameurs.</text:p>
      <text:p text:style-name="P8">L'auteur</text:p>
      <text:p text:style-name="_3c_l_3e_">Comment ?</text:p>
      <text:p text:style-name="Standard">[pb]</text:p>
      <text:p text:style-name="P8"><text:soft-page-break/>Le semainier</text:p>
      <text:p text:style-name="_3c_l_3e_">Chacun de nous, pour payer au génie</text:p>
      <text:p text:style-name="_3c_l_3e_">Son modeste tribut de zèle et de talent,</text:p>
      <text:p text:style-name="_3c_l_3e_">Voudra jouer dans votre comédie.</text:p>
      <text:p text:style-name="_3c_l_3e_">Près de vous l'on sera pressant,</text:p>
      <text:p text:style-name="_3c_l_3e_">Et vous ne pourrez pas contenter tout le monde.</text:p>
      <text:p text:style-name="_3c_l_3e_">Mais, avant que je vous seconde,</text:p>
      <text:p text:style-name="_3c_l_3e_">Du rôle que Monsieur veut bien me destiner,</text:p>
      <text:p text:style-name="_3c_l_3e_">Pourrais-je savoir quelque chose ?</text:p>
      <text:p text:style-name="_3c_l_3e_">Des conseils que l'auteur voudra bien me donner,</text:p>
      <text:p text:style-name="_3c_l_3e_">Je ferai mon profit. D'avance je suppose</text:p>
      <text:p text:style-name="_3c_l_3e_">Que mon rôle…</text:p>
      <text:p text:style-name="P8">L'auteur</text:p>
      <text:p text:style-name="_3c_l_3e_">Pardon, mon cher monsieur Monrose.</text:p>
      <text:p text:style-name="_3c_l_3e_">Je n'en ai pas un seul qui soit de votre emploi.</text:p>
      <text:p text:style-name="P8">Le semainier</text:p>
      <text:p text:style-name="_3c_l_3e_">Comment ! point de rôle pour moi ?</text:p>
      <text:p text:style-name="_3c_l_3e_">Je vous en veux beaucoup. L'on fêterait Molière,</text:p>
      <text:p text:style-name="_3c_l_3e_">Et je n'en serais pas ? Oh ! bien certainement</text:p>
      <text:p text:style-name="_3c_l_3e_">Je prétends m'y trouver.</text:p>
      <text:p text:style-name="P8">L'auteur</text:p>
      <text:p text:style-name="_3c_l_3e_">La comédie entière</text:p>
      <text:p text:style-name="_3c_l_3e_">Doit se montrer au dénouement.</text:p>
      <text:p text:style-name="P17">Monrose</text:p>
      <text:p text:style-name="_3c_l_3e_">À la bonne heure.</text:p>
      <text:p text:style-name="P8">L'auteur</text:p>
      <text:p text:style-name="_3c_l_3e_">Cependant</text:p>
      <text:p text:style-name="_3c_l_3e_">J'ai pour ma pièce encor plus d'une inquiétude.</text:p>
      <text:p text:style-name="_3c_l_3e_">Il reste peu de jours pour la mettre à l'étude ;</text:p>
      <text:p text:style-name="_3c_l_3e_">Je crains…</text:p>
      <text:p text:style-name="P9">Monrose</text:p>
      <text:p text:style-name="_3c_l_3e_">Rassurez-vous ; pour un aussi beau jour</text:p>
      <text:p text:style-name="_3c_l_3e_">[pb]</text:p>
      <text:p text:style-name="_3c_l_3e_">Ne craignez pas qu'aucun de nous oublie</text:p>
      <text:p text:style-name="_3c_l_3e_">Ce qu'il doit à la fois de respect et d'amour</text:p>
      <text:p text:style-name="_3c_l_3e_">Au père de la comédie.</text:p>
      <text:p text:style-name="_3c_l_3e_">Je vous réponds de chaque acteur.</text:p>
      <text:p text:style-name="_3c_l_3e_">Le public indulgent jugera notre zèle,</text:p>
      <text:p text:style-name="_3c_l_3e_">Et nous aurons pour nous la mémoire du cœur :</text:p>
      <text:p text:style-name="_3c_l_3e_">Celle-là n'est jamais rebelle.</text:p>
      <text:p text:style-name="P8">L'auteur</text:p>
      <text:p text:style-name="_3c_l_3e_">Vous me rendez l'espoir.</text:p>
      <text:p text:style-name="P8">Le semainier</text:p>
      <text:p text:style-name="_3c_l_3e_">Mais, justement,</text:p>
      <text:p text:style-name="_3c_l_3e_">Voici l'heure de l'assemblée.</text:p>
      <text:p text:style-name="_3c_l_3e_">Votre lecture ira d'emblée,</text:p>
      <text:p text:style-name="_3c_l_3e_">Et nous verrons après.</text:p>
      <text:p text:style-name="P8">L'auteur<text:span text:style-name="_3c_stage-c_3e_">, </text:span><text:span text:style-name="_3c_stage-c_3e_"><text:span text:style-name="T8">avec inquiétude.</text:span></text:span></text:p>
      <text:p text:style-name="_3c_l_3e_">Voici donc le moment</text:p>
      <text:p text:style-name="_3c_l_3e_">Où l'on va décider du sort de mon ouvrage !</text:p>
      <text:p text:style-name="_3c_l_3e_">Je me croyais plus de courage.</text:p>
      <text:p text:style-name="P8">Le semainier</text:p>
      <text:p text:style-name="_3c_l_3e_">Suivez-moi.</text:p>
      <text:p text:style-name="P8">L'auteur</text:p>
      <text:p text:style-name="_3c_l_3e_">Pardon. La frayeur</text:p>
      <text:p text:style-name="_3c_l_3e_"><text:soft-page-break/>Commence à me gagner.</text:p>
      <text:p text:style-name="P8">Le semainier</text:p>
      <text:p text:style-name="_3c_l_3e_">Allons, n'ayez pas peur.</text:p>
      <text:p text:style-name="_3c_l_3e_">Nous sommes tous pour vous. Venez ; si le parterre</text:p>
      <text:p text:style-name="_3c_l_3e_">Veut bien y mettre un peu du sien</text:p>
      <text:p text:style-name="_3c_l_3e_">Vous verrez que tout ira bien.</text:p>
      <text:p text:style-name="_3c_speaker_3e_">L'auteur</text:p>
      <text:p text:style-name="_3c_l_3e_">Je me recommande à Molière !</text:p>
      <text:p text:style-name="_3c_trailer_3e_">Fin du prologue</text:p>
      <text:p text:style-name="Standard">[pb]</text:p>
      <text:p text:style-name="_3c_l_3e_">Personnages</text:p>
      <text:p text:style-name="_3c_l_3e_">Molière, M. Damas.</text:p>
      <text:p text:style-name="_3c_l_3e_">La <text:span text:style-name="T25">F</text:span>ontaine, M. Saint-Phal.</text:p>
      <text:p text:style-name="_3c_l_3e_">Chapelle, M. Baptiste Ainé.</text:p>
      <text:p text:style-name="_3c_l_3e_">Mignard, M. Michelot.</text:p>
      <text:p text:style-name="_3c_l_3e_">La <text:span text:style-name="T25">T</text:span>horillière, M. Devigni.</text:p>
      <text:p text:style-name="_3c_l_3e_">Baron, M. Desmousseaux.</text:p>
      <text:p text:style-name="_3c_l_3e_"><text:span text:style-name="T1">Brécourt, </text:span><text:span text:style-name="T6">a</text:span><text:span text:style-name="T2">mant d'Henriette, M. Firmin.</text:span></text:p>
      <text:p text:style-name="_3c_l_3e_">Mme Molière, Mlle Mars.</text:p>
      <text:p text:style-name="_3c_l_3e_">Henriette, <text:span text:style-name="T25">n</text:span>ièce de Mme Molière, Mlle Bourgoin.</text:p>
      <text:p text:style-name="_3c_l_3e_">Mme <text:span text:style-name="T25">d</text:span>u <text:span text:style-name="T25">C</text:span>roisy, <text:span text:style-name="T25">c</text:span>omédienne, Mlle Leverd.</text:p>
      <text:p text:style-name="_3c_l_3e_">La For<text:span text:style-name="T25">es</text:span>t, <text:span text:style-name="T25">s</text:span>ervante de Molière, Mme Demerson.</text:p>
      <text:p text:style-name="_3c_stage_3e_">La Scène se passe à Paris, dans la maison de Molière.</text:p>
      <text:p text:style-name="Standard">[pb]</text:p>
      <text:h text:style-name="Heading_20_1" text:outline-level="1">Le <text:span text:style-name="T10">M</text:span>énage de Molière</text:h>
      <text:p text:style-name="_3c_stage_3e_">(Le Théâtre représente un cabinet d'étude.)</text:p>
      <text:h text:style-name="Heading_20_2" text:outline-level="2">Scène première</text:h>
      <text:p text:style-name="_3c_stage_3e_">Henriette, La Forest.</text:p>
      <text:p text:style-name="P17">Henriette</text:p>
      <text:p text:style-name="_3c_l_3e_">Ma bonne La Forest, tu n'es pas rassurante.</text:p>
      <text:p text:style-name="_3c_speaker_3e_">La Forest</text:p>
      <text:p text:style-name="_3c_l_3e_">Aussi, pourquoi vous aviser d'aimer,</text:p>
      <text:p text:style-name="_3c_l_3e_">Et sans l'aveu de votre tante ?</text:p>
      <text:p text:style-name="_3c_l_3e_">Mon devoir est de vous blâmer.</text:p>
      <text:p text:style-name="P9">Henriette</text:p>
      <text:p text:style-name="_3c_l_3e_">Je ne le voulais pas, mais l'amour dans mon <text:span text:style-name="T19">âme</text:span></text:p>
      <text:p text:style-name="_3c_l_3e_">S'est glissé si furtivement…</text:p>
      <text:p text:style-name="P11">La Forest<text:span text:style-name="_3c_stage-c_3e_">, </text:span><text:span text:style-name="_3c_stage-c_3e_"><text:span text:style-name="T9">la contrefaisant.</text:span></text:span></text:p>
      <text:p text:style-name="_3c_l_3e_">« Je ne le voulais pas… vraiment »</text:p>
      <text:p text:style-name="_3c_l_3e_">C'est bien l'excuse d'une femme.</text:p>
      <text:p text:style-name="P9">Henriette</text:p>
      <text:p text:style-name="_3c_l_3e_">De monsieur Brécourt, entre nous,</text:p>
      <text:p text:style-name="_3c_l_3e_">Je crois que c'est la faute : il est si bon, si doux,</text:p>
      <text:p text:style-name="_3c_l_3e_">Que sans <text:span text:style-name="T19">l</text:span>'aimer on ne peut…</text:p>
      <text:p text:style-name="P11">La Forest</text:p>
      <text:p text:style-name="_3c_l_3e_">Oh ! sans doute.</text:p>
      <text:p text:style-name="Standard">[pb]</text:p>
      <text:p text:style-name="_3c_l_3e_"><text:soft-page-break/>Qui ne serait trompé par cet air doucereux !</text:p>
      <text:p text:style-name="_3c_stage_3e_">(Brusquement.)</text:p>
      <text:p text:style-name="_3c_l_3e_">Adieu notre raison lorsque l'oreille écoute</text:p>
      <text:p text:style-name="_3c_l_3e_">Les doux propos d'un amoureux.</text:p>
      <text:p text:style-name="_3c_l_3e_">Et puis choisir, quand notre <text:span text:style-name="T13">cœur</text:span> se donne,</text:p>
      <text:p text:style-name="_3c_l_3e_">Un amant de théâtre ?… ils sont tous des trompeurs.</text:p>
      <text:p text:style-name="P9">Henriette</text:p>
      <text:p text:style-name="_3c_l_3e_">On ne m'avait pas dit, ma bonne,</text:p>
      <text:p text:style-name="_3c_l_3e_">Que les autres étaient meilleurs.</text:p>
      <text:p text:style-name="P11">La Forest</text:p>
      <text:p text:style-name="_3c_l_3e_">Mais est-ce bien à vous que son amour s'adresse ?</text:p>
      <text:p text:style-name="_3c_l_3e_">Monsieur Brécourt est aimable, galant,</text:p>
      <text:p text:style-name="_3c_l_3e_">Et j'ai cru remarquer souvent</text:p>
      <text:p text:style-name="_3c_l_3e_">Qu'il faisait l'agréable auprès de ma maîtresse.</text:p>
      <text:p text:style-name="P9">Henriette<text:span text:style-name="_3c_stage-c_3e_">, mystérieusement.</text:span></text:p>
      <text:p text:style-name="_3c_l_3e_">Je sais bien à quoi m'en tenir.</text:p>
      <text:p text:style-name="_3c_l_3e_">Nous avons besoin de ma tante,</text:p>
      <text:p text:style-name="_3c_l_3e_">Et Brécourt, pour mieux la fléchir…</text:p>
      <text:p text:style-name="P11">La Forest</text:p>
      <text:p text:style-name="_3c_l_3e_">J'entends… lui dit qu'elle est charmante.</text:p>
      <text:p text:style-name="_3c_l_3e_">Ma maîtresse aime assez qu'on lui fasse la cour ;</text:p>
      <text:p text:style-name="_3c_l_3e_">De son humeur aussi, bien qu'elle soit fort sage,</text:p>
      <text:p text:style-name="_3c_l_3e_">Souvent mon pauvre maître enrage…</text:p>
      <text:p text:style-name="_3c_l_3e_">Mais c'est assez parler de votre amour.</text:p>
      <text:p text:style-name="_3c_l_3e_">De notre bon monsieur Molière</text:p>
      <text:p text:style-name="_3c_l_3e_">C'est aujourd'hui l'anniversaire ;</text:p>
      <text:p text:style-name="_3c_l_3e_">Pour célébrer cet heureux jour</text:p>
      <text:p text:style-name="_3c_l_3e_">Messieurs Mignard, La Fontaine et Chapelle</text:p>
      <text:p text:style-name="_3c_l_3e_">Vont bientôt accourir ; leur amitié <text:span text:style-name="T26">fidèle</text:span></text:p>
      <text:p text:style-name="_3c_l_3e_">N'a pas, jusqu'à présent, manqué de le fêter.</text:p>
      <text:p text:style-name="P9">Henriette</text:p>
      <text:p text:style-name="_3c_l_3e_">Et nous !… que ne peut-il lire au fond de mon âme !</text:p>
      <text:p text:style-name="Standard">[pb]</text:p>
      <text:p text:style-name="_3c_l_3e_"><text:span text:style-name="T13">À </text:span>me voir près de lui, pourrait-on se douter</text:p>
      <text:p text:style-name="_3c_l_3e_">Que je suis seulement la nièce de sa femme ?</text:p>
      <text:p text:style-name="_3c_l_3e_">Il m'aime comme un père, et je le lui rends bien.</text:p>
      <text:p text:style-name="_3c_l_3e_">Aussi, quand je le vois dans sa mélancolie…</text:p>
      <text:p text:style-name="P11">La Forest</text:p>
      <text:p text:style-name="_3c_l_3e_">De tous les beaux esprits c'est dit-on la manie ;</text:p>
      <text:p text:style-name="_3c_l_3e_">Ainsi nous n'y changerons rien.</text:p>
      <text:p text:style-name="_3c_l_3e_">Je ne sais pas sur quoi sa tristesse se fonde ;</text:p>
      <text:p text:style-name="_3c_l_3e_">Lorsqu'il fait rire tout le monde,</text:p>
      <text:p text:style-name="_3c_l_3e_">Lui seul de ne pas rire a trouvé le moyen.</text:p>
      <text:p text:style-name="_3c_l_3e_">Il faut dire, il est vrai, qu'il a toujours en tête .</text:p>
      <text:p text:style-name="_3c_l_3e_">Quelque projet, quelque ouvrage nouveau ;</text:p>
      <text:p text:style-name="_3c_l_3e_">Ce sont des femmes savantes</text:p>
      <text:p text:style-name="_3c_l_3e_">Qui maintenant lui troublent le cerveau.</text:p>
      <text:p text:style-name="_3c_l_3e_">Au peu qu'il m'en a dit, de ces impertinentes,</text:p>
      <text:p text:style-name="_3c_l_3e_">Le portrait, vraiment, sera beau.</text:p>
      <text:p text:style-name="_3c_l_3e_">Mais le voici.</text:p>
      <text:h text:style-name="Heading_20_2" text:outline-level="2">Scène 2</text:h>
      <text:p text:style-name="_3c_stage_3e_">Henriette, La Forest, Molière.</text:p>
      <text:p text:style-name="P14"><text:soft-page-break/>Molière<text:span text:style-name="_3c_stage-c_3e_">, </text:span><text:span text:style-name="_3c_stage-c_3e_"><text:span text:style-name="T10">un manuscrit à la main.</text:span></text:span></text:p>
      <text:p text:style-name="_3c_l_3e_">Je crois que le parterre</text:p>
      <text:p text:style-name="_3c_l_3e_">Du bonhomme Chrysale aimera le bon sens.</text:p>
      <text:p text:style-name="_3c_l_3e_">Sa faiblesse de caractère</text:p>
      <text:p text:style-name="_3c_l_3e_">Se trouve chez beaucoup de gens,</text:p>
      <text:p text:style-name="_3c_l_3e_">Et cette fois encor j'ai saisi la nature.</text:p>
      <text:p text:style-name="P11">La Forest<text:span text:style-name="_3c_stage-c_3e_">, </text:span><text:span text:style-name="_3c_stage-c_3e_"><text:span text:style-name="T9">à part.</text:span></text:span></text:p>
      <text:p text:style-name="_3c_l_3e_">Il se tuera, la chose est sûre !</text:p>
      <text:p text:style-name="P9">Henriette</text:p>
      <text:p text:style-name="_3c_l_3e_"><text:span text:style-name="T19">Bonjour</text:span>, mon oncle.</text:p>
      <text:p text:style-name="Standard">[pb]</text:p>
      <text:p text:style-name="P14">Molière</text:p>
      <text:p text:style-name="_3c_l_3e_">Ah ! te voilà.</text:p>
      <text:p text:style-name="_3c_l_3e_">Bonjour, ma chère enfant.</text:p>
      <text:p text:style-name="P9">Henriette</text:p>
      <text:p text:style-name="_3c_l_3e_">Que faites-vous donc là ?</text:p>
      <text:p text:style-name="_3c_l_3e_">Quoi, toujours travailler !… ah ! cela m'inquiète.</text:p>
      <text:p text:style-name="_3c_l_3e_">Vous tomberez malade.</text:p>
      <text:p text:style-name="P11">La Forest</text:p>
      <text:p text:style-name="_3c_l_3e_">Oh non, il l'est déjà.</text:p>
      <text:p text:style-name="_3c_l_3e_">Mais monsieur n'en fait qu'à sa tête.</text:p>
      <text:p text:style-name="_3c_l_3e_">Je l'ai prédit : au train dont il y va,</text:p>
      <text:p text:style-name="_3c_l_3e_">Quand il serait de fer, jamais il n'y tiendra.</text:p>
      <text:p text:style-name="P14">Molière</text:p>
      <text:p text:style-name="_3c_l_3e_">Quoi ? La Forest aussi me gronde ?</text:p>
      <text:p text:style-name="P11">La Forest</text:p>
      <text:p text:style-name="_3c_l_3e_">Dame ! Monsieur, vous le méritez bien ;</text:p>
      <text:p text:style-name="_3c_l_3e_">Et c'est l'avis de tout le monde.</text:p>
      <text:p text:style-name="_3c_l_3e_">Malgré tout vous n'écoutez rien.</text:p>
      <text:p text:style-name="P14">Molière</text:p>
      <text:p text:style-name="_3c_l_3e_">Quel reproche peux-tu me faire ?</text:p>
      <text:p text:style-name="P11">La Forest</text:p>
      <text:p text:style-name="_3c_l_3e_">De ne prendre aucun soin d'une santé si chère ;</text:p>
      <text:p text:style-name="_3c_l_3e_">De vous sacrifier toujours pour des ingrats ;</text:p>
      <text:p text:style-name="_3c_l_3e_">Pour un public dont l'injustice</text:p>
      <text:p text:style-name="_3c_l_3e_">Souvent ne vous épargne pas ;</text:p>
      <text:p text:style-name="_3c_l_3e_">Et pour des comédiens dont parfois le caprice…</text:p>
      <text:p text:style-name="_3c_l_3e_">Ah ! monsieur, croyez-moi, laissez-là vos travaux :</text:p>
      <text:p text:style-name="_3c_l_3e_">Moins de gloire et plus de repos.</text:p>
      <text:p text:style-name="P14">Molière</text:p>
      <text:p text:style-name="_3c_l_3e_">À mes ennuis ajoute encor cette boutade.</text:p>
      <text:p text:style-name="Standard">[pb]</text:p>
      <text:p text:style-name="P11">La Forest</text:p>
      <text:p text:style-name="_3c_l_3e_">Vous êtes si mal conseillé !</text:p>
      <text:p text:style-name="_3c_l_3e_">En serez-vous plus gras, quand vous serez malade ?</text:p>
      <text:p text:style-name="_3c_l_3e_">Avec les médecins vous vous êtes brouillé :</text:p>
      <text:p text:style-name="_3c_l_3e_">C'est bien peu tenir à la vie !</text:p>
      <text:p text:style-name="P14">Molière</text:p>
      <text:p text:style-name="_3c_l_3e_">Rassure-toi ; je n'aurai désormais</text:p>
      <text:p text:style-name="_3c_l_3e_">À craindre que la maladie.</text:p>
      <text:p text:style-name="P11">La Forest</text:p>
      <text:p text:style-name="_3c_l_3e_">Gare ! si dans leurs mains vous vous trouvez jamais !</text:p>
      <text:p text:style-name="P14">Molière</text:p>
      <text:p text:style-name="_3c_l_3e_">Ils me guériraient, je parie :</text:p>
      <text:p text:style-name="_3c_l_3e_">Ils sont si maladroits !… Mais, que pour un instant</text:p>
      <text:p text:style-name="_3c_l_3e_">On me laisse rêver : j'ai quelque chose en tête.</text:p>
      <text:p text:style-name="P9"><text:soft-page-break/>Henriette<text:span text:style-name="_3c_stage-c_3e_">, à part.</text:span></text:p>
      <text:p text:style-name="_3c_l_3e_">Nous, courons chez ma tante, où Brécourt nous attend.</text:p>
      <text:p text:style-name="P11">La Forest</text:p>
      <text:p text:style-name="_3c_l_3e_">Il est temps de songer aux apprêts de la fête.</text:p>
      <text:h text:style-name="Heading_20_2" text:outline-level="2">Scène 3</text:h>
      <text:p text:style-name="P14">Molière<text:span text:style-name="_3c_stage-c_3e_">, </text:span><text:span text:style-name="_3c_stage-c_3e_"><text:span text:style-name="T10">seul.</text:span></text:span></text:p>
      <text:p text:style-name="_3c_l_3e_">Messieurs les beaux esprits de l'hôtel Rambouillet,</text:p>
      <text:p text:style-name="_3c_l_3e_">Par votre excès d'extravagance,</text:p>
      <text:p text:style-name="_3c_l_3e_">Vous avez trouvé le secret</text:p>
      <text:p text:style-name="_3c_l_3e_">De décrier, d'enlaidir la science.</text:p>
      <text:p text:style-name="_3c_l_3e_">Je vous tiens cette fois, et votre impertinence</text:p>
      <text:p text:style-name="_3c_l_3e_">M'a fourni plus d'un heureux trait.</text:p>
      <text:p text:style-name="_3c_l_3e_">Trissotin, Vadius, allons, pliez bagages :</text:p>
      <text:p text:style-name="_3c_l_3e_">Allez joindre les ennemis</text:p>
      <text:p text:style-name="Standard">[pb]</text:p>
      <text:p text:style-name="_3c_l_3e_">Que m'ont faits mes autres ouvrages.</text:p>
      <text:p text:style-name="_3c_l_3e_">Tremblez à votre tour, Messieurs les beaux esprits.</text:p>
      <text:p text:style-name="_3c_l_3e_">La déroute est déjà dans les rangs des Marquis.</text:p>
      <text:p text:style-name="_3c_stage_3e_">(Travaillant à sa table.)</text:p>
      <text:p text:style-name="_3c_l_3e_">Revoyons un peu cette scène.</text:p>
      <text:p text:style-name="_3c_l_3e_">Quand l'ardeur du travail m'entraîne,</text:p>
      <text:p text:style-name="_3c_l_3e_">Je me néglige, et Despréaux,</text:p>
      <text:p text:style-name="_3c_l_3e_">Dont l'amitié me gourmande sans cesse,</text:p>
      <text:p text:style-name="_3c_l_3e_">Avec sévérité tombe sur mes défauts…</text:p>
      <text:p text:style-name="_3c_stage_3e_">(Après avoir réfléchi.)</text:p>
      <text:p text:style-name="_3c_l_3e_">Chrysale ici montre trop de faiblesse…</text:p>
      <text:h text:style-name="Heading_20_2" text:outline-level="2">Scène 4</text:h>
      <text:p text:style-name="_3c_stage_3e_">Molière, Mme Molière.</text:p>
      <text:p text:style-name="_3c_speaker_3e_">Mme Molière</text:p>
      <text:p text:style-name="_3c_l_3e_">Vous voilà, mon ami ? Je vous cherche partout.</text:p>
      <text:p text:style-name="_3c_l_3e_">Pour un rôle nouveau j'ai fait quelques emplettes,</text:p>
      <text:p text:style-name="_3c_l_3e_">Et je veux sur cela consulter votre goût.</text:p>
      <text:p text:style-name="P14">Molière</text:p>
      <text:p text:style-name="_3c_l_3e_">À quoi bon ? Ce que vous faites</text:p>
      <text:p text:style-name="_3c_l_3e_">Est toujours bien. </text:p>
      <text:p text:style-name="P15">Mme Molière</text:p>
      <text:p text:style-name="_3c_l_3e_">C'est l'auteur, mon ami,</text:p>
      <text:p text:style-name="_3c_l_3e_">Que je veux consulter, et non pas le mari.</text:p>
      <text:p text:style-name="P14">Molière</text:p>
      <text:p text:style-name="_3c_l_3e_">Ma répétition s'apprête</text:p>
      <text:p text:style-name="_3c_l_3e_">Et vous voyez mon embarras.</text:p>
      <text:p text:style-name="_3c_l_3e_">Pendant cet heureux tête-à-tête</text:p>
      <text:p text:style-name="_3c_l_3e_">Ma scène ne s'achève pas,</text:p>
      <text:p text:style-name="P12">Mme Molière</text:p>
      <text:p text:style-name="_3c_l_3e_">Vous la ferez demain, :</text:p>
      <text:p text:style-name="Standard">[pb]</text:p>
      <text:p text:style-name="P14">Molière</text:p>
      <text:p text:style-name="_3c_l_3e_">Madame…</text:p>
      <text:p text:style-name="P12">Mme Molière</text:p>
      <text:p text:style-name="_3c_l_3e_">Sans doute.</text:p>
      <text:p text:style-name="P14"><text:soft-page-break/>Molière</text:p>
      <text:p text:style-name="_3c_l_3e_">L'on attend…</text:p>
      <text:p text:style-name="P12">Mme Molière</text:p>
      <text:p text:style-name="_3c_l_3e_">Eh bien l'on attendra.</text:p>
      <text:p text:style-name="_3c_l_3e_">Croyez-moi, laissez tout cela,</text:p>
      <text:p text:style-name="_3c_l_3e_">Et rendez grâce à votre femme.</text:p>
      <text:p text:style-name="_3c_l_3e_">Sans moi, que feriez-vous ? Du matin jusqu'au soir</text:p>
      <text:p text:style-name="_3c_l_3e_">On vous verrait rêver, broyer du noir.</text:p>
      <text:p text:style-name="P14">Molière</text:p>
      <text:p text:style-name="_3c_l_3e_">Croyez, mon aimable Isabelle…</text:p>
      <text:p text:style-name="P12">Mme Molière</text:p>
      <text:p text:style-name="_3c_l_3e_">Vous ne méritez pas que l'on vienne vous voir.</text:p>
      <text:p text:style-name="_3c_l_3e_">Non, vous ne savez point apprécier mon zèle.</text:p>
      <text:p text:style-name="_3c_l_3e_">En vérité, Messieurs les grands esprits,</text:p>
      <text:p text:style-name="_3c_l_3e_">Vous êtes faits d'étrange sorte.</text:p>
      <text:p text:style-name="_3c_l_3e_">Toujours galan<text:span text:style-name="T27">t</text:span>s dans vos écrits,</text:p>
      <text:p text:style-name="_3c_l_3e_">Dans vos maisons peu vous importe</text:p>
      <text:p text:style-name="_3c_l_3e_">Que l'on s'amuse ou non. Modèles des maris</text:p>
      <text:p text:style-name="_3c_l_3e_">Votre égoïsme encor sur les autres l'emporte :</text:p>
      <text:p text:style-name="_3c_l_3e_">Vous ramenez chez nous les chagrins, les soucis,</text:p>
      <text:p text:style-name="_3c_l_3e_">Et le plaisir reste à la porte.</text:p>
      <text:p text:style-name="P14">Molière<text:span text:style-name="_3c_stage-c_3e_">, </text:span><text:span text:style-name="_3c_stage-c_3e_"><text:span text:style-name="T10">avec douceur.</text:span></text:span></text:p>
      <text:p text:style-name="_3c_l_3e_">Isabelle, plus de raison !</text:p>
      <text:p text:style-name="P12">Mme Molière</text:p>
      <text:p text:style-name="_3c_l_3e_">Vraiment le conseil est fort bon !</text:p>
      <text:p text:style-name="_3c_l_3e_">J'en sais un qui pourrait vous être très utile.</text:p>
      <text:p text:style-name="_3c_l_3e_">Vous qui savez si bien de la Cour, de la Ville,</text:p>
      <text:p text:style-name="Standard">[pb]</text:p>
      <text:p text:style-name="_3c_l_3e_">Nous peindre les originaux,</text:p>
      <text:p text:style-name="_3c_l_3e_">Vous en oubliez un que j'offre à vos pinceaux ;</text:p>
      <text:p text:style-name="_3c_l_3e_">Vous réussiriez, je le gage :</text:p>
      <text:p text:style-name="_3c_l_3e_">Peignez l'auteur dans son ménage.</text:p>
      <text:p text:style-name="P14">Molière</text:p>
      <text:p text:style-name="_3c_l_3e_">Oui, le tableau pourrait être piquant.</text:p>
      <text:p text:style-name="_3c_l_3e_">De ses tourmen<text:span text:style-name="T27">t</text:span>s pour donner une idée,</text:p>
      <text:p text:style-name="_3c_l_3e_">Près de lui je mettrais sa femme…</text:p>
      <text:p text:style-name="P12">Mme Molière</text:p>
      <text:p text:style-name="_3c_l_3e_">Doucement…</text:p>
      <text:p text:style-name="_3c_l_3e_">Le rôle serait bon, j'en suis persuadée ;</text:p>
      <text:p text:style-name="_3c_l_3e_">Mais de la femme, au moins, lorsque l'on aura ri,</text:p>
      <text:p text:style-name="_3c_l_3e_">Pour que la scène soit complète,</text:p>
      <text:p text:style-name="_3c_l_3e_">N'oubliez pas les travers du mari.</text:p>
      <text:p text:style-name="P14">Molière</text:p>
      <text:p text:style-name="_3c_l_3e_">Sans doute : mais bientôt vous savez qu'on répète…</text:p>
      <text:p text:style-name="_3c_l_3e_">Songeons…</text:p>
      <text:p text:style-name="P12">Mme Molière</text:p>
      <text:p text:style-name="_3c_l_3e_">Avec votre permission</text:p>
      <text:p text:style-name="_3c_l_3e_">Je manquerai la répétition.</text:p>
      <text:p text:style-name="_3c_l_3e_">Je viens vous l'annoncer.</text:p>
      <text:p text:style-name="P14">Molière</text:p>
      <text:p text:style-name="_3c_l_3e_">Quel motif ?</text:p>
      <text:p text:style-name="P12">Mme Molière</text:p>
      <text:p text:style-name="_3c_l_3e_">Une affaire</text:p>
      <text:p text:style-name="_3c_l_3e_">Me retient au logis.</text:p>
      <text:p text:style-name="P14">Molière</text:p>
      <text:p text:style-name="_3c_l_3e_"><text:soft-page-break/>Ne puis-je la savoir ?</text:p>
      <text:p text:style-name="P12">Mme Molière</text:p>
      <text:p text:style-name="_3c_l_3e_">Non : attendez jusqu'à ce soir.</text:p>
      <text:p text:style-name="_3c_l_3e_">Mais en restant ici, je pourrais vous déplaire.</text:p>
      <text:p text:style-name="Standard">[pb]</text:p>
      <text:p text:style-name="_3c_l_3e_">Je vous laisse, Monsieur, à vos graves travaux.</text:p>
      <text:p text:style-name="_3c_l_3e_">Adieu.</text:p>
      <text:p text:style-name="P14">Molière<text:span text:style-name="_3c_stage-c_3e_">, </text:span><text:span text:style-name="_3c_stage-c_3e_"><text:span text:style-name="T10">la retenant avec tendresse.</text:span></text:span></text:p>
      <text:p text:style-name="_3c_l_3e_">Ne croyez point…</text:p>
      <text:p text:style-name="P12">Mme Molière</text:p>
      <text:p text:style-name="_3c_l_3e_">Ma parole est donnée :</text:p>
      <text:p text:style-name="_3c_l_3e_">Vous ne me verrez pas de toute la journée.</text:p>
      <text:p text:style-name="_3c_stage_3e_">(Elle sort.)</text:p>
      <text:h text:style-name="Heading_20_2" text:outline-level="2">Scène 5</text:h>
      <text:p text:style-name="P14">Molière<text:span text:style-name="_3c_stage-c_3e_">, </text:span><text:span text:style-name="_3c_stage-c_3e_"><text:span text:style-name="T10">seul.</text:span></text:span></text:p>
      <text:p text:style-name="_3c_l_3e_">Elle est charmante au fond, et, malgré ses défauts,</text:p>
      <text:p text:style-name="_3c_l_3e_">Je sens que je l'adore… et c'est là ma folie.</text:p>
      <text:p text:style-name="_3c_l_3e_">Par les sots tracassé, poursuivi par l'envie,</text:p>
      <text:p text:style-name="_3c_l_3e_">J'avais besoin de repos,</text:p>
      <text:p text:style-name="_3c_l_3e_">Et non pas de femme jolie !</text:p>
      <text:p text:style-name="_3c_l_3e_">Mais voici La Fontaine.</text:p>
      <text:h text:style-name="Heading_20_2" text:outline-level="2"><text:span text:style-name="T1">S</text:span><text:span text:style-name="T3">cène</text:span><text:span text:style-name="T1"> </text:span><text:span text:style-name="T3">6</text:span></text:h>
      <text:p text:style-name="_3c_stage_3e_">Molière, La Fontaine.</text:p>
      <text:p text:style-name="P14">Molière</text:p>
      <text:p text:style-name="_3c_l_3e_">Eh ! bonjour, mon ami.</text:p>
      <text:p text:style-name="P15">La Fontaine</text:p>
      <text:p text:style-name="_3c_l_3e_">Bonjour ; je passais près d'ici,</text:p>
      <text:p text:style-name="_3c_l_3e_">Et j'ai voulu te voir.</text:p>
      <text:p text:style-name="P14">Molière</text:p>
      <text:p text:style-name="_3c_l_3e_">J'en ai l'âme ravie.</text:p>
      <text:p text:style-name="_3c_l_3e_">Assieds-toi.</text:p>
      <text:p text:style-name="Standard">[pb]</text:p>
      <text:p text:style-name="P15">La Fontaine</text:p>
      <text:p text:style-name="_3c_l_3e_">Volontiers. J'ai du temps, Dieu merci,</text:p>
      <text:p text:style-name="_3c_l_3e_">Car je vais à l'Académie.</text:p>
      <text:p text:style-name="_3c_l_3e_">Mais quand je suis entré, tu composais, je crois ?</text:p>
      <text:p text:style-name="P14">Molière</text:p>
      <text:p text:style-name="_3c_l_3e_">Je travaille toujours… et bien souvent j'enrage.</text:p>
      <text:p text:style-name="P15">La Fontaine</text:p>
      <text:p text:style-name="_3c_l_3e_">Tu me fais peur : explique-toi.</text:p>
      <text:p text:style-name="P14">Molière</text:p>
      <text:p text:style-name="_3c_l_3e_">Mon ami, plus heureux que moi,</text:p>
      <text:p text:style-name="_3c_l_3e_">Tu n'as jamais connu les <text:span text:style-name="T27">tracas</text:span> du ménage !</text:p>
      <text:p text:style-name="P15">La Fontaine</text:p>
      <text:p text:style-name="_3c_l_3e_">Ma <text:span text:style-name="T27">f</text:span>oi, <text:span text:style-name="T27">n</text:span>on. N'est-il pas plus sage</text:p>
      <text:p text:style-name="_3c_l_3e_">De prendre le temps comme il <text:span text:style-name="T23">v</text:span>ient ?</text:p>
      <text:p text:style-name="_3c_l_3e_">Madame La Fontaine, à qui je rends hommage,</text:p>
      <text:p text:style-name="_3c_l_3e_">Est assez bonne femme… autant qu'il m'en souvient.</text:p>
      <text:p text:style-name="_3c_l_3e_">De plus elle est sage, <text:span text:style-name="T23">fidèle</text:span> ;</text:p>
      <text:p text:style-name="_3c_l_3e_">Elle sait avec soin éloigner les galants ;</text:p>
      <text:p text:style-name="_3c_l_3e_">Mais pour n'avoir jamais de dispute avec elle,</text:p>
      <text:p text:style-name="_3c_l_3e_"><text:soft-page-break/>Je vais la voir une fois tous les ans.</text:p>
      <text:p text:style-name="P14">Molière</text:p>
      <text:p text:style-name="_3c_l_3e_"><text:span text:style-name="T18">À </text:span>ta facile humeur combien je porte envie !</text:p>
      <text:p text:style-name="_3c_l_3e_">Ma femme est sage aussi ; mais sa coquetterie,</text:p>
      <text:p text:style-name="_3c_l_3e_">Malgré moi, trop souvent, excite mon courroux.</text:p>
      <text:p text:style-name="P15">La Fontaine</text:p>
      <text:p text:style-name="_3c_l_3e_">Eh quoi ! Molière aussi jaloux !</text:p>
      <text:p text:style-name="_3c_l_3e_">Je ris de ton peu de courage.</text:p>
      <text:p text:style-name="_3c_l_3e_">Faible roseau, le moindre orage</text:p>
      <text:p text:style-name="_3c_l_3e_">Te fait plier au moindre vent,</text:p>
      <text:p text:style-name="_3c_l_3e_">Et malgré toute sa sagesse,</text:p>
      <text:p text:style-name="Standard">[pb]</text:p>
      <text:p text:style-name="_3c_l_3e_">Le bon Molière, trop souvent,</text:p>
      <text:p text:style-name="_3c_l_3e_">A peint d'après son cœur notre humaine faiblesse.</text:p>
      <text:p text:style-name="P14">Molière</text:p>
      <text:p text:style-name="_3c_l_3e_">Il est vrai ! mais en ce moment</text:p>
      <text:p text:style-name="_3c_l_3e_">Ce n'est pas là mon seul tourment.</text:p>
      <text:p text:style-name="P15">La Fontaine</text:p>
      <text:p text:style-name="_3c_l_3e_">Qu'est-ce donc ? -</text:p>
      <text:p text:style-name="P14">Molière</text:p>
      <text:p text:style-name="_3c_l_3e_">Mon ami, je suis dans la disgrâce.</text:p>
      <text:p text:style-name="P15">La Fontaine</text:p>
      <text:p text:style-name="_3c_l_3e_">Du Roi ?</text:p>
      <text:p text:style-name="P14">Molière</text:p>
      <text:p text:style-name="_3c_l_3e_">Non ; mais des courtisans :</text:p>
      <text:p text:style-name="_3c_l_3e_">Ils me reprochent tous l'audace</text:p>
      <text:p text:style-name="_3c_l_3e_">D'avoir fait rire à leurs dépens.</text:p>
      <text:p text:style-name="_3c_l_3e_">Je reçois chaque jour des marques de leur haine.</text:p>
      <text:p text:style-name="_3c_l_3e_">Mon <text:span text:style-name="T21">Bourgeois Gentilhomme</text:span> en a porté la peine.</text:p>
      <text:p text:style-name="_3c_l_3e_">Il est tombé.</text:p>
      <text:p text:style-name="P15">La Fontaine</text:p>
      <text:p text:style-name="_3c_l_3e_">Vraiment !</text:p>
      <text:p text:style-name="P14">Molière</text:p>
      <text:p text:style-name="_3c_l_3e_">Ainsi que son auteur.</text:p>
      <text:p text:style-name="_3c_l_3e_">De mon enfant tu sais qu'un grand-seigneur</text:p>
      <text:p text:style-name="_3c_l_3e_">Devait être parrain. <text:span text:style-name="T18">À </text:span>mon rare mérite</text:p>
      <text:p text:style-name="_3c_l_3e_">Il voulait, disait-il, accorder cet honneur,</text:p>
      <text:p text:style-name="_3c_l_3e_">Et maintenant je le vois qui m'évite.</text:p>
      <text:p text:style-name="_3c_l_3e_">Le baptême, par lui, depuis plus de trois mois,</text:p>
      <text:p text:style-name="_3c_l_3e_">Est toujours différé.</text:p>
      <text:p text:style-name="_3c_speaker_3e_">La Fontaine</text:p>
      <text:p text:style-name="_3c_l_3e_">Ma foi, j'en suis fort aise.</text:p>
      <text:p text:style-name="_3c_l_3e_">Au lieu de faire un pareil choix,</text:p>
      <text:p text:style-name="_3c_l_3e_">Prends-moi dans ta famille un honnête bourgeois.</text:p>
      <text:p text:style-name="Standard">[pb]</text:p>
      <text:p text:style-name="P14">Molière</text:p>
      <text:p text:style-name="_3c_l_3e_">Le bon homme a raison.</text:p>
      <text:p text:style-name="P15">La Fontaine</text:p>
      <text:p text:style-name="_3c_l_3e_">Souvent trop d'honneur pèse.</text:p>
      <text:p text:style-name="_3c_l_3e_">Laisse-là tes seigneurs, crois-moi.</text:p>
      <text:p text:style-name="_3c_l_3e_">Il ne faut pas hanter plus haut que soi.</text:p>
      <text:p text:style-name="P14">Molière</text:p>
      <text:p text:style-name="_3c_l_3e_">Le public quelquefois aussi me désespère.</text:p>
      <text:p text:style-name="_3c_l_3e_">Pour Scaramouche il m'a souvent quitté :</text:p>
      <text:p text:style-name="_3c_l_3e_"><text:span text:style-name="T21">Le Misanthrope,</text:span> avec sévérité</text:p>
      <text:p text:style-name="_3c_l_3e_"><text:soft-page-break/>Fut condamné par le parterre.</text:p>
      <text:p text:style-name="P15">La Fontaine</text:p>
      <text:p text:style-name="_3c_l_3e_">Et le parterre y reviendra.</text:p>
      <text:p text:style-name="P14">Molière<text:span text:style-name="_3c_stage-c_3e_">, </text:span><text:span text:style-name="_3c_stage-c_3e_"><text:span text:style-name="T10">avec expression.</text:span></text:span></text:p>
      <text:p text:style-name="_3c_l_3e_">J'aurai fermé les yeux quand on l'applaudira !</text:p>
      <text:p text:style-name="_3c_l_3e_">Par le travail je sens que ma santé s'altère.</text:p>
      <text:p text:style-name="P15">La Fontaine<text:span text:style-name="_3c_stage-c_3e_">, avec émotion et allant à lui.</text:span></text:p>
      <text:p text:style-name="P41">Ah ! mon ami ! conserve une santé si <text:span text:style-name="T28">c</text:span>hère !</text:p>
      <text:h text:style-name="Heading_20_2" text:outline-level="2"><text:span text:style-name="T3">Scène</text:span><text:span text:style-name="T1"> </text:span><text:span text:style-name="T3">7</text:span></text:h>
      <text:p text:style-name="_3c_stage_3e_">Molière, La Fontaine, Chapelle, Mignard<text:span text:style-name="T11">.</text:span></text:p>
      <text:p text:style-name="P26">Chapelle</text:p>
      <text:p text:style-name="_3c_l_3e_">Eh bien que faites-vous donc là ?</text:p>
      <text:p text:style-name="_3c_l_3e_">Fort à propos j'arrive, ce me semble.</text:p>
      <text:p text:style-name="_3c_l_3e_">Vous soupirez, <text:span text:style-name="T23">j</text:span>e crois ?</text:p>
      <text:p text:style-name="P15">La Fontaine</text:p>
      <text:p text:style-name="_3c_l_3e_">Nous raisonnions ensemble.</text:p>
      <text:p text:style-name="Standard">[pb]</text:p>
      <text:p text:style-name="P26">Chapelle</text:p>
      <text:p text:style-name="_3c_l_3e_">Et pourquoi raisonner ? Cela ne mène à rien.</text:p>
      <text:p text:style-name="_3c_l_3e_">Je fais tout le contraire, et je m'en trouve bien.</text:p>
      <text:p text:style-name="_3c_l_3e_">Il m'en souvient, dans mon jeune âge</text:p>
      <text:p text:style-name="_3c_l_3e_">J'avais formé, comme un franc étourdi,</text:p>
      <text:p text:style-name="_3c_l_3e_">Le projet insensé de vivre en homme sage.</text:p>
      <text:p text:style-name="_3c_stage_3e_">(<text:span text:style-name="T10">À </text:span>Molière.)</text:p>
      <text:p text:style-name="_3c_l_3e_">Ainsi que toi, sous Gassendi,</text:p>
      <text:p text:style-name="_3c_l_3e_">Après avoir longtemps disputé, réfléchi,</text:p>
      <text:p text:style-name="_3c_l_3e_">Je cherchai le bonheur dans la philosophie.</text:p>
      <text:p text:style-name="_3c_l_3e_">Mais qu'ai-je appris à ses doctes leçons ?</text:p>
      <text:p text:style-name="_3c_l_3e_">Rien : le bonheur, c'est l'oubli de la vie ;</text:p>
      <text:p text:style-name="_3c_l_3e_">Si je le cherche encor, c'est parmi les flacons.</text:p>
      <text:p text:style-name="P25">Mignard</text:p>
      <text:p text:style-name="_3c_l_3e_">Il a raison : sa vie est une longue ivresse.</text:p>
      <text:p text:style-name="P14">Molière</text:p>
      <text:p text:style-name="_3c_l_3e_">Bonjour, Mignard, bonjour, Chapelle. Mes amis,</text:p>
      <text:p text:style-name="_3c_l_3e_">Dans un mauvais moment vous nous avez surpris.</text:p>
      <text:p text:style-name="P25">Mignard</text:p>
      <text:p text:style-name="_3c_l_3e_">D'où peut venir cette tristesse ?</text:p>
      <text:p text:style-name="_3c_l_3e_">Hier, Monsieur Jourdain n'a-t-il pas réussi ?</text:p>
      <text:p text:style-name="P14">Molière</text:p>
      <text:p text:style-name="_3c_l_3e_">Non, la Cour a baillé ; le Roi n'avait pas ri.</text:p>
      <text:p text:style-name="_3c_l_3e_">Franchement, je comptais beaucoup sur cette pièce ;</text:p>
      <text:p text:style-name="_3c_l_3e_">Car La Forest en riait fort.</text:p>
      <text:p text:style-name="P15">La Fontaine</text:p>
      <text:p text:style-name="_3c_l_3e_">La Forest a raison ; le Roi, la Cour ont tort.</text:p>
      <text:p text:style-name="P26">Chapelle</text:p>
      <text:p text:style-name="_3c_l_3e_">Des <text:span text:style-name="T23">jugements</text:span> de cour à bon droit on appelle ;</text:p>
      <text:p text:style-name="_3c_l_3e_">Louis, tout roi qu'il est…</text:p>
      <text:p text:style-name="Standard">[pb]</text:p>
      <text:p text:style-name="P14">Molière<text:span text:style-name="_3c_stage-c_3e_">, </text:span><text:span text:style-name="_3c_stage-c_3e_"><text:span text:style-name="T10">l'interrompant.</text:span></text:span></text:p>
      <text:p text:style-name="_3c_l_3e_">Est bon juge, Chapelle.</text:p>
      <text:p text:style-name="_3c_l_3e_">Sans ce grand roi, digne de notre amour,</text:p>
      <text:p text:style-name="_3c_l_3e_"><text:span text:style-name="T21">Tartu</text:span><text:span text:style-name="T22">f</text:span><text:span text:style-name="T21">fe</text:span> n'eût pas vu le jour.</text:p>
      <text:p text:style-name="_3c_l_3e_">Mais laissons-là cet art, le tourment de ma vie.</text:p>
      <text:p text:style-name="_3c_l_3e_"><text:soft-page-break/>C'en est fait, je renonce aux faveurs de Thalie.</text:p>
      <text:p text:style-name="P26">Chapelle</text:p>
      <text:p text:style-name="_3c_l_3e_">Serment d'ivrogne, mon ami ;</text:p>
      <text:p text:style-name="_3c_l_3e_">Je m'y connais, et, dieu merci,</text:p>
      <text:p text:style-name="_3c_l_3e_">De ces menaces-là nous n'avons rien à craindre.</text:p>
      <text:p text:style-name="_3c_l_3e_">Au surplus, entre nous, de quoi peux-tu te plaindre ?</text:p>
      <text:p text:style-name="_3c_l_3e_">Autour de toi tu répands le bonheur ;</text:p>
      <text:p text:style-name="_3c_l_3e_">Tu peux mener une joyeuse vie,</text:p>
      <text:p text:style-name="_3c_l_3e_">Et, plus heureux qu'un grand-seigneur,</text:p>
      <text:p text:style-name="_3c_l_3e_">Tu n'es pas de l'Académie.</text:p>
      <text:p text:style-name="_3c_l_3e_">Pour moi, jusques au bout, je nargue les soucis.</text:p>
      <text:p text:style-name="_3c_l_3e_">Imite-moi, mon cher Molière ;</text:p>
      <text:p text:style-name="_3c_l_3e_">De la foule en tout je diffère :</text:p>
      <text:p text:style-name="_3c_l_3e_">Où les autres pleurent, je ris.</text:p>
      <text:p text:style-name="P25">Mignard<text:span text:style-name="_3c_stage-c_3e_">, à Molière.</text:span></text:p>
      <text:p text:style-name="_3c_l_3e_">Il ne te manque à toi que cette humeur heureuse.</text:p>
      <text:p text:style-name="P15">La Fontaine</text:p>
      <text:p text:style-name="_3c_l_3e_">Il sait quelquefois ce qu'il dit，</text:p>
      <text:p text:style-name="P14">Molière</text:p>
      <text:p text:style-name="_3c_l_3e_">Mignard est le moins fou de la bande joyeuse ;</text:p>
      <text:p text:style-name="_3c_l_3e_">Celui-là n'a jamais écrit.</text:p>
      <text:p text:style-name="P26">Chapelle</text:p>
      <text:p text:style-name="_3c_l_3e_">Mignard est plus fin qu'on ne pense.</text:p>
      <text:p text:style-name="_3c_l_3e_">De l'immortalité pour s'assurer d'avance,</text:p>
      <text:p text:style-name="_3c_l_3e_">Il peint tous les hommes fameux,</text:p>
      <text:p text:style-name="_3c_l_3e_">Que dans ce siècle à l'envi l'on admire.</text:p>
      <text:p text:style-name="Standard">[pb]</text:p>
      <text:p text:style-name="_3c_l_3e_">Mon portrait, mon ami, chez nos derniers neveux,</text:p>
      <text:p text:style-name="_3c_l_3e_">Suffira seul pour te conduire.</text:p>
      <text:p text:style-name="P25">Mignard</text:p>
      <text:p text:style-name="_3c_l_3e_">Lui-même, à ses dépens, il a besoin de rire.</text:p>
      <text:p text:style-name="P26">Molière<text:span text:style-name="_3c_stage-c_3e_">, prenant la main à Mignard.</text:span></text:p>
      <text:p text:style-name="_3c_l_3e_">J'ai déjà dans mes vers célébré tes travaux.</text:p>
      <text:p text:style-name="P25">Mignard<text:span text:style-name="_3c_stage-c_3e_">, avec chaleur.</text:span></text:p>
      <text:p text:style-name="_3c_l_3e_">Laisse-là mes faibles pinceaux.</text:p>
      <text:p text:style-name="_3c_l_3e_">C'est aux tiens qu'il faut rendre hommage,</text:p>
      <text:p text:style-name="_3c_l_3e_">Quand chaque jour tes <text:span text:style-name="T16">chefs-d'œuvre</text:span> nouveaux</text:p>
      <text:p text:style-name="_3c_l_3e_">Font le juste orgueil de notre âge ;</text:p>
      <text:p text:style-name="_3c_l_3e_">Lorsque, des plus riches couleurs,</text:p>
      <text:p text:style-name="_3c_l_3e_">La nature prodigue a chargé ta palette ;</text:p>
      <text:p text:style-name="_3c_l_3e_">Lorsque du feu divin l'influence secrète,</text:p>
      <text:p text:style-name="_3c_l_3e_">Du plus grand peintre de nos <text:span text:style-name="T29">mœurs</text:span>,</text:p>
      <text:p text:style-name="_3c_l_3e_">Fit aussi le plus grand poète !</text:p>
      <text:p text:style-name="P14">Molière</text:p>
      <text:p text:style-name="_3c_l_3e_">Le peu que vaut un pauvre auteur,</text:p>
      <text:p text:style-name="_3c_l_3e_">Ton amitié de beaucoup l'exagère.</text:p>
      <text:h text:style-name="Heading_20_2" text:outline-level="2"><text:span text:style-name="T1">S</text:span><text:span text:style-name="T3">cène</text:span><text:span text:style-name="T1"> </text:span><text:span text:style-name="T3">8</text:span></text:h>
      <text:p text:style-name="_3c_stage_3e_">Molière, La Fontaine, Chapelle, Mignard, La Forest.</text:p>
      <text:p text:style-name="P11">La Forest</text:p>
      <text:p text:style-name="_3c_l_3e_">Pardonnez ; au théâtre on répète, Monsieur,</text:p>
      <text:p text:style-name="_3c_l_3e_">Et c'est vous qu'on attend.</text:p>
      <text:p text:style-name="P14">Molière</text:p>
      <text:p text:style-name="_3c_l_3e_">Ce n'est pas l'ordinaire !</text:p>
      <text:p text:style-name="_3c_l_3e_"><text:soft-page-break/>Il faut vous quitter malgré moi,</text:p>
      <text:p text:style-name="_3c_l_3e_">Mes amis.</text:p>
      <text:p text:style-name="Standard">[pb]</text:p>
      <text:p text:style-name="P26">Chapelle</text:p>
      <text:p text:style-name="_3c_l_3e_">Entre nous l'on ne se gêne guère.</text:p>
      <text:p text:style-name="P25">Mignard</text:p>
      <text:p text:style-name="_3c_l_3e_">J'ai de l'ouvrage en train et je sors avec toi.</text:p>
      <text:p text:style-name="P15">La Fontaine</text:p>
      <text:p text:style-name="_3c_l_3e_">Je t'accompagne aussi, car je n'ai rien à faire.</text:p>
      <text:p text:style-name="_3c_stage_3e_">(Ils sortent.)</text:p>
      <text:p text:style-name="P26">Chapelle<text:span text:style-name="_3c_stage-c_3e_">, revenant sur ses pas.</text:span></text:p>
      <text:p text:style-name="_3c_l_3e_">Je vous suis. La Forest, ferons-nous bonne chère ?</text:p>
      <text:p text:style-name="_3c_l_3e_">C'est aujourd'hui qu'il faut te surpasser.</text:p>
      <text:p text:style-name="_3c_l_3e_">Surtout, songe au bon vin ; l'on ne peut s'en passer</text:p>
      <text:p text:style-name="P11">La Forest</text:p>
      <text:p text:style-name="_3c_l_3e_">Vous serez content, je l'espère.</text:p>
      <text:h text:style-name="Heading_20_2" text:outline-level="2">Scène 9</text:h>
      <text:p text:style-name="_3c_stage_3e_">Chapelle, La Forest, Mme Molière.</text:p>
      <text:p text:style-name="P24">M<text:span text:style-name="T18">me </text:span>Molière</text:p>
      <text:p text:style-name="_3c_l_3e_">Ah ! vous voilà, Chapelle ! eh bien, pour aujourd'hui</text:p>
      <text:p text:style-name="_3c_l_3e_">Aurai-je mes couplets ?</text:p>
      <text:p text:style-name="P26">Chapelle</text:p>
      <text:p text:style-name="_3c_l_3e_">Oui.</text:p>
      <text:p text:style-name="_3c_l_3e_">Sur moi, pour une fête on peut compter, je pense.</text:p>
      <text:p text:style-name="_3c_l_3e_">Vous le savez : lorsqu'il s'agit</text:p>
      <text:p text:style-name="_3c_l_3e_">De fêter un ami d'enfance,</text:p>
      <text:p text:style-name="_3c_l_3e_">J'ai bon cœur et bon appétit.</text:p>
      <text:p text:style-name="P24">M<text:span text:style-name="T18">me </text:span>Molière</text:p>
      <text:p text:style-name="_3c_l_3e_">Fort bien, mais ma chanson ?</text:p>
      <text:p text:style-name="Standard">[pb]</text:p>
      <text:p text:style-name="P26">Chapelle</text:p>
      <text:p text:style-name="_3c_l_3e_">N'en soyez pas en peine,</text:p>
      <text:p text:style-name="_3c_l_3e_">C'est à toi, La Forest, à réchauffer ma veine :</text:p>
      <text:p text:style-name="_3c_l_3e_">À jeun, je ne mets pas mon esprit à l'envers.</text:p>
      <text:p text:style-name="_3c_l_3e_">C'est avec le bon vin que coulent les bons vers.</text:p>
      <text:p text:style-name="P24">M<text:span text:style-name="T18">me </text:span>Molière</text:p>
      <text:p text:style-name="_3c_l_3e_">Avec moi, mon ami, voulez-vous être aimable ?</text:p>
      <text:p text:style-name="_3c_l_3e_">Avant qu'on ne se mette à table,</text:p>
      <text:p text:style-name="_3c_l_3e_">Que tout soit prêt.</text:p>
      <text:p text:style-name="P36"><text:span text:style-name="T5">Chapelle</text:span></text:p>
      <text:p text:style-name="_3c_l_3e_">Eh bien, au gré de vos souhaits,</text:p>
      <text:p text:style-name="_3c_l_3e_">Allons péniblement rimer quelques couplets,</text:p>
      <text:p text:style-name="_3c_l_3e_">Qu'on fait si gaîment quand on dîne.</text:p>
      <text:p text:style-name="_3c_l_3e_">Adieu, j'y vais rêver.</text:p>
      <text:p text:style-name="P11">La Forest</text:p>
      <text:p text:style-name="_3c_l_3e_">Je cours à ma cuisine.</text:p>
      <text:h text:style-name="Heading_20_2" text:outline-level="2">Scène 10</text:h>
      <text:p text:style-name="_3c_speaker_3e_">Mme Molière<text:span text:style-name="_3c_stage-c_3e_">, seule.</text:span></text:p>
      <text:p text:style-name="_3c_l_3e_">Chapelle est un peu fou, mais excellent ami,</text:p>
      <text:p text:style-name="_3c_l_3e_">Et sa gaîté fait du bien à Molière.</text:p>
      <text:p text:style-name="_3c_l_3e_">Mais j'aperçois Brécourt… il vient souvent ici,</text:p>
      <text:p text:style-name="_3c_l_3e_"><text:soft-page-break/>Et si j'étais coquette, pour lui plaire,</text:p>
      <text:p text:style-name="_3c_l_3e_">J'aurais, je crois, bien peu de chose à faire.</text:p>
      <text:h text:style-name="Heading_20_2" text:outline-level="2"><text:span text:style-name="T1">S</text:span><text:span text:style-name="T3">cène</text:span><text:span text:style-name="T1"> </text:span><text:span text:style-name="T3">11</text:span></text:h>
      <text:p text:style-name="_3c_stage_3e_">Mme Molière, Brécourt.</text:p>
      <text:p text:style-name="P29">Brécourt</text:p>
      <text:p text:style-name="_3c_l_3e_">Je sors du théâtre à l'instant ;</text:p>
      <text:p text:style-name="_3c_l_3e_">Madame du Croisy se fait encore attendre.</text:p>
      <text:p text:style-name="Standard">[pb]</text:p>
      <text:p text:style-name="P24">M<text:span text:style-name="T18">me </text:span>Molière</text:p>
      <text:p text:style-name="_3c_l_3e_">Je la reconnais là.</text:p>
      <text:p text:style-name="P29">Brécourt</text:p>
      <text:p text:style-name="_3c_l_3e_">Molière, impatient,</text:p>
      <text:p text:style-name="_3c_l_3e_">Ne sait, vraiment, quel parti prendre.</text:p>
      <text:p text:style-name="_3c_l_3e_">Mais viendrez-vous ?</text:p>
      <text:p text:style-name="P24">M<text:span text:style-name="T18">me </text:span>Molière</text:p>
      <text:p text:style-name="_3c_l_3e_">Non, je ne puis m'y rendre.</text:p>
      <text:p text:style-name="P29">Brécourt</text:p>
      <text:p text:style-name="_3c_l_3e_">Je venais vous chercher ; mais je reste en ce cas ;</text:p>
      <text:p text:style-name="_3c_l_3e_">De vous on ne se passe guère,</text:p>
      <text:p text:style-name="_3c_l_3e_">Et, pour moi, je n'ai que faire</text:p>
      <text:p text:style-name="_3c_l_3e_">Aux lieux où vous n'êtes pas.</text:p>
      <text:p text:style-name="P24">M<text:span text:style-name="T18">me </text:span>Molière</text:p>
      <text:p text:style-name="_3c_l_3e_">Avouez que je suis bien bonne.</text:p>
      <text:p text:style-name="_3c_l_3e_">Vous faites tous les jours le galant avec moi,</text:p>
      <text:p text:style-name="_3c_l_3e_">Et cependant je vous pardonne ;</text:p>
      <text:p text:style-name="_3c_l_3e_">Les amoureux sont votre emploi.</text:p>
      <text:p text:style-name="P29">Brécourt</text:p>
      <text:p text:style-name="_3c_l_3e_"><text:span text:style-name="T16">À </text:span>bon droit cet emploi m'enchante.</text:p>
      <text:p text:style-name="_3c_l_3e_">À le jouer je trouve mon profit :</text:p>
      <text:p text:style-name="_3c_l_3e_">On applaudit lorsque je vante</text:p>
      <text:p text:style-name="_3c_l_3e_">Et vos grâces et votre esprit.</text:p>
      <text:p text:style-name="_3c_l_3e_">Habile dans l'art de séduire,</text:p>
      <text:p text:style-name="_3c_l_3e_">Un geste, un regard, un sourire,</text:p>
      <text:p text:style-name="_3c_l_3e_">Un mot, voilà pour vous des moyens de succès ;</text:p>
      <text:p text:style-name="_3c_l_3e_">Vous prêtez au génie une grâce secrète,</text:p>
      <text:p text:style-name="_3c_l_3e_">Et l'heureux Molière, jamais,</text:p>
      <text:p text:style-name="_3c_l_3e_">N'aura de meilleur interprète.</text:p>
      <text:p text:style-name="P24">M<text:span text:style-name="T18">me </text:span>Molière</text:p>
      <text:p text:style-name="_3c_l_3e_">Un moment, s'il vous plaît ; comme vous prenez feu !</text:p>
      <text:p text:style-name="Standard">[pb]</text:p>
      <text:p text:style-name="_3c_l_3e_">Votre admiration est sans doute flatteuse,</text:p>
      <text:p text:style-name="_3c_l_3e_">Mais ne pourriez-vous pas vous modérer un peu ?</text:p>
      <text:p text:style-name="P29">Brécourt</text:p>
      <text:p text:style-name="_3c_l_3e_">Pour moi soyez plus généreuse,</text:p>
      <text:p text:style-name="_3c_l_3e_">Et souffrez qu'à vos pieds je vous fasse l'aveu…</text:p>
      <text:p text:style-name="P24">M<text:span text:style-name="T18">me </text:span>Molière</text:p>
      <text:p text:style-name="_3c_l_3e_">N'achevez pas, Monsieur, je ne veux rien entendre.</text:p>
      <text:h text:style-name="Heading_20_2" text:outline-level="2">Scène 12</text:h>
      <text:p text:style-name="P39">Mme Molière, Brécourt, Henriette, <text:span text:style-name="T2">au fond du théâtre.</text:span></text:p>
      <text:p text:style-name="P29">Brécourt</text:p>
      <text:p text:style-name="_3c_l_3e_">C'est de vous aujourd'hui que mon sort va dépendre.</text:p>
      <text:p text:style-name="P24"><text:soft-page-break/>M<text:span text:style-name="T18">me </text:span>Molière</text:p>
      <text:p text:style-name="_3c_l_3e_">Ah ! je me fâcherai, ceci devient trop fort.</text:p>
      <text:p text:style-name="_3c_l_3e_">J'ai bien voulu souffrir votre galanterie,</text:p>
      <text:p text:style-name="_3c_l_3e_">Mais je vois bien que j'avais tort ;</text:p>
      <text:p text:style-name="_3c_l_3e_">Et quand l'égarement va <text:span text:style-name="T24">jusqu'à</text:span> la folie…</text:p>
      <text:p text:style-name="P32">Brécourt</text:p>
      <text:p text:style-name="_3c_l_3e_">Oui, j'en conviens, jusqu'à ce jour,</text:p>
      <text:p text:style-name="_3c_l_3e_">Dans la crainte de vous déplaire,</text:p>
      <text:p text:style-name="_3c_l_3e_">Je n'osai pas déclarer mon amour.</text:p>
      <text:p text:style-name="P24">M<text:span text:style-name="T18">me </text:span>Molière</text:p>
      <text:p text:style-name="_3c_l_3e_">Votre aveu cette fois est beaucoup trop sincère !</text:p>
      <text:p text:style-name="P29">Brécourt</text:p>
      <text:p text:style-name="_3c_l_3e_">Vous me protégerez près de Monsieur Molière ?</text:p>
      <text:p text:style-name="P24">M<text:span text:style-name="T18">me </text:span>Molière</text:p>
      <text:p text:style-name="_3c_l_3e_">Comment…</text:p>
      <text:p text:style-name="Standard">[pb]</text:p>
      <text:p text:style-name="P29">Brécourt</text:p>
      <text:p text:style-name="_3c_l_3e_">Vous ferez mon bonheur.</text:p>
      <text:p text:style-name="_3c_l_3e_">De vos bontés j'obtiendrai votre nièce.</text:p>
      <text:p text:style-name="P24">M<text:span text:style-name="T18">me </text:span>Molière</text:p>
      <text:p text:style-name="_3c_l_3e_">Ma nièce ?</text:p>
      <text:p text:style-name="P29">Brécourt</text:p>
      <text:p text:style-name="_3c_l_3e_">Vous daignez m'en faire la promesse ?</text:p>
      <text:p text:style-name="P24">M<text:span text:style-name="T18">me </text:span>Molière<text:span text:style-name="_3c_stage-c_3e_">, </text:span><text:span text:style-name="_3c_stage-c_3e_"><text:span text:style-name="T18">riant.</text:span></text:span></text:p>
      <text:p text:style-name="_3c_l_3e_">Ah ! j'en suis quitte pour la peur !</text:p>
      <text:p text:style-name="P29">Brécourt</text:p>
      <text:p text:style-name="_3c_l_3e_">Madame, à quel propos ?…</text:p>
      <text:p text:style-name="P24">M<text:span text:style-name="T18">me </text:span>Molière</text:p>
      <text:p text:style-name="_3c_l_3e_">Oh ! j'en ris de bon cœur !</text:p>
      <text:p text:style-name="_3c_l_3e_">Je suis femme, et, suivant l'usage,</text:p>
      <text:p text:style-name="_3c_l_3e_">J'ai cru qu'à ma beauté s'adressait votre hommage.</text:p>
      <text:p text:style-name="P10">Henriette</text:p>
      <text:p text:style-name="_3c_l_3e_">Vous l'avez c<text:span text:style-name="T29">r</text:span>u ?… Pourtant, moi qui vous écoutais,</text:p>
      <text:p text:style-name="_3c_l_3e_">Ma tante…</text:p>
      <text:p text:style-name="P24">M<text:span text:style-name="T18">me </text:span>Molière</text:p>
      <text:p text:style-name="_3c_l_3e_">Eh bien, Mademoiselle, après ?</text:p>
      <text:p text:style-name="P10">Henriette</text:p>
      <text:p text:style-name="_3c_l_3e_">Au premier mot, j'ai bien vu tout de suite</text:p>
      <text:p text:style-name="_3c_l_3e_">Que de moi Monsieur vous parlait.</text:p>
      <text:p text:style-name="P24">M<text:span text:style-name="T18">me </text:span>Molière</text:p>
      <text:p text:style-name="_3c_l_3e_">Qui vous a donc si bien instruite ?</text:p>
      <text:p text:style-name="P10">Henriette</text:p>
      <text:p text:style-name="_3c_l_3e_">Mais… je ne savais pas que cela s'apprenait.</text:p>
      <text:p text:style-name="P24">M<text:span text:style-name="T18">me </text:span>Molière</text:p>
      <text:p text:style-name="_3c_l_3e_">Vous l'avez deviné toute seule ?</text:p>
      <text:p text:style-name="Standard">[pb]</text:p>
      <text:p text:style-name="P10">Henriette</text:p>
      <text:p text:style-name="_3c_l_3e_">Ma tante,</text:p>
      <text:p text:style-name="_3c_l_3e_">C'était bien facile, je crois ;</text:p>
      <text:p text:style-name="_3c_l_3e_">Et j'ai pensé, sans être très savante,</text:p>
      <text:p text:style-name="_3c_l_3e_">Que vous ne pouviez pas vous marier deux fois.</text:p>
      <text:p text:style-name="P24">M<text:span text:style-name="T18">me </text:span>Molière</text:p>
      <text:p text:style-name="_3c_l_3e_">C'est bien, Mademoiselle ; allons, baissez la vue.</text:p>
      <text:p text:style-name="_3c_l_3e_">Nous pourrons au théâtre en faire une ingénue.</text:p>
      <text:p text:style-name="_3c_l_3e_">De toutes vos douceurs, Brécourt, j'ai le secret :</text:p>
      <text:p text:style-name="_3c_l_3e_">On courtisait ma nièce, et de moi l'on faisait</text:p>
      <text:p text:style-name="_3c_l_3e_"><text:soft-page-break/>Une tante de comédie.</text:p>
      <text:p text:style-name="P29">Brécourt</text:p>
      <text:p text:style-name="_3c_l_3e_">J'attends de vous le bonheur de ma vie.</text:p>
      <text:p text:style-name="P10">Henriette</text:p>
      <text:p text:style-name="_3c_l_3e_">Pourriez-vous bien le rendre malheureux ?</text:p>
      <text:p text:style-name="P24">M<text:span text:style-name="T18">me </text:span>Molière</text:p>
      <text:p text:style-name="_3c_l_3e_">De bon cœur je cède à vos <text:span text:style-name="T18">vœux</text:span> ;</text:p>
      <text:p text:style-name="_3c_l_3e_">Mais mon consentement n'est pas seul nécessaire.</text:p>
      <text:p text:style-name="_3c_l_3e_">Molière est son tuteur ; c'est à lui qu'il faut plaire.</text:p>
      <text:p text:style-name="_3c_l_3e_">Je parlerai pour vous, demain.</text:p>
      <text:p text:style-name="P10">Henriette</text:p>
      <text:p text:style-name="_3c_l_3e_">Pourquoi demain ?</text:p>
      <text:p text:style-name="P24">M<text:span text:style-name="T18">me </text:span>Molière</text:p>
      <text:p text:style-name="_3c_l_3e_">Vous êtes bien impatiente !</text:p>
      <text:p text:style-name="_3c_l_3e_">Savez-vous que c'est fort vilain ?</text:p>
      <text:p text:style-name="P10">Henriette</text:p>
      <text:p text:style-name="_3c_l_3e_">Pardon : je l'ignorais, ma tante.</text:p>
      <text:p text:style-name="P24">M<text:span text:style-name="T18">me </text:span>Molière</text:p>
      <text:p text:style-name="_3c_l_3e_">Mes amis, à votre bonheur</text:p>
      <text:p text:style-name="_3c_l_3e_">Je donnerai mes soins ; mais, aujourd'hui, Molière</text:p>
      <text:p text:style-name="_3c_l_3e_">[pb]</text:p>
      <text:p text:style-name="_3c_l_3e_">Doit seul nous occuper. Pour son anniversaire</text:p>
      <text:p text:style-name="_3c_l_3e_">Depuis quelques jours, en secret,</text:p>
      <text:p text:style-name="_3c_l_3e_">Je lui ménage une surprise :</text:p>
      <text:p text:style-name="_3c_l_3e_">Je veux lui donner mon portrait.</text:p>
      <text:p text:style-name="_3c_stage_3e_">(<text:span text:style-name="T16">À </text:span>Brécourt.)</text:p>
      <text:p text:style-name="_3c_l_3e_">J'ai besoin de votre entremise ;</text:p>
      <text:p text:style-name="_3c_l_3e_">Chez mon peintre, Brécourt, vous irez le chercher.</text:p>
      <text:p text:style-name="P29">Brécourt</text:p>
      <text:p text:style-name="_3c_l_3e_">Combien ce soin va le toucher !</text:p>
      <text:p text:style-name="_3c_l_3e_">Mais j'entends la voix de Molière ;</text:p>
      <text:p text:style-name="_3c_l_3e_">Baron le suit avec La Thorill<text:span text:style-name="T29">i</text:span>ère.</text:p>
      <text:p text:style-name="P24">M<text:span text:style-name="T18">me </text:span>Molière</text:p>
      <text:p text:style-name="_3c_l_3e_">Sortons <text:span text:style-name="T24">vite</text:span>, et pensez à ma commission.</text:p>
      <text:p text:style-name="_3c_stage_3e_">(Ils sortent.)</text:p>
      <text:h text:style-name="Heading_20_2" text:outline-level="2">Scène 13</text:h>
      <text:p text:style-name="_3c_stage_3e_">Molière, La Thorillière, Baron.</text:p>
      <text:p text:style-name="P14">Molière</text:p>
      <text:p text:style-name="P40">Je suis content de toi, Baron.</text:p>
      <text:p text:style-name="P40"><text:span text:style-name="T2">C'est bien là l'esprit de ton rôle.</text:span></text:p>
      <text:p text:style-name="P35">Baron</text:p>
      <text:p text:style-name="_3c_l_3e_">J'ai suivi vos leçons.</text:p>
      <text:p text:style-name="P35">La Thorillière</text:p>
      <text:p text:style-name="_3c_l_3e_">Il est à bonne école.</text:p>
      <text:p text:style-name="_3c_l_3e_">Et moi, mon bon ami, tu ne me dis donc rien ?</text:p>
      <text:p text:style-name="P14">Molière</text:p>
      <text:p text:style-name="_3c_l_3e_">Pour toi, mon cher La Thorillière,</text:p>
      <text:p text:style-name="_3c_l_3e_">Ce que tu fais est toujours bien.</text:p>
      <text:p text:style-name="Standard">[pb]</text:p>
      <text:p text:style-name="P35">La Thorillière</text:p>
      <text:p text:style-name="_3c_l_3e_">Lorsque c'est pour l'ami Molière,</text:p>
      <text:p text:style-name="_3c_l_3e_">Je le fais au moins de bon cœur.</text:p>
      <text:p text:style-name="_3c_stage_3e_"><text:soft-page-break/>(Un domestique entre et remet des lettres à Molière.)</text:p>
      <text:p text:style-name="P14">Molière<text:span text:style-name="_3c_stage-c_3e_">, </text:span><text:span text:style-name="_3c_stage-c_3e_"><text:span text:style-name="T10">parcourant une lettre.</text:span></text:span></text:p>
      <text:p text:style-name="_3c_l_3e_">Oh ! oh ! l'on veut me faire peur.</text:p>
      <text:p text:style-name="_3c_l_3e_">Un médecin qui me menace</text:p>
      <text:p text:style-name="_3c_l_3e_">De punir ma témérité,</text:p>
      <text:p text:style-name="_3c_l_3e_">Pour avoir eu, dit-il, l'audace</text:p>
      <text:p text:style-name="_3c_l_3e_">De rire de la faculté !</text:p>
      <text:p text:style-name="_3c_l_3e_">On lit mal dans ma pensée,</text:p>
      <text:p text:style-name="_3c_l_3e_">Je respecte les vrais <text:span text:style-name="T29">talents</text:span> ;</text:p>
      <text:p text:style-name="_3c_l_3e_">La science n'est point blessée</text:p>
      <text:p text:style-name="_3c_l_3e_">Des traits qu'on lance aux charlatans.</text:p>
      <text:p text:style-name="_3c_stage_3e_">(Ouvrant une autre lettre.)</text:p>
      <text:p text:style-name="_3c_l_3e_">Du prince de Conti !… c'est pour la comédie</text:p>
      <text:p text:style-name="_3c_l_3e_">Quelque faveur encor.</text:p>
      <text:p text:style-name="P35">La Thorillière</text:p>
      <text:p text:style-name="_3c_l_3e_">Lis tout haut, je te prie.</text:p>
      <text:p text:style-name="_3c_l_3e_">Nous sommes à bon droit tes premiers <text:span text:style-name="T29">confidents.</text:span></text:p>
      <text:p text:style-name="P14">Molière<text:span text:style-name="_3c_stage-c_3e_">, </text:span><text:span text:style-name="_3c_stage-c_3e_"><text:span text:style-name="T10">lit.</text:span></text:span></text:p>
      <text:p text:style-name="_3c_l_3e_">« Mon cher Molière, à force de <text:span text:style-name="T29">chefs-d’œuvre</text:span>, vous avez vaincu la résistance de mes confrères de l'Académie, et ils commencent à être embarrassés de ne pas vous compter au nombre des élus. Vous connaissez les motifs qui vous ont fermé jusqu'ici l'entrée du temple. On doit faire des démarches auprès de vous, pour vous engager à quitter l'état de comédien. Je n'ai pas de conseils à vous donner ; mais j'ai besoin de vous dire combien je serais heureux d'être le confrère de celui dont je m'honore d'être l'ami. »</text:p>
      <text:p text:style-name="P35">Baron</text:p>
      <text:p text:style-name="_3c_l_3e_">Quoi ! nous quitter ?</text:p>
      <text:p text:style-name="P35">La Thorillière<text:span text:style-name="_3c_stage-c_3e_">, avec inquiétude.</text:span></text:p>
      <text:p text:style-name="_3c_l_3e_">E<text:span text:style-name="T20">h</text:span> bien ! que vas-tu faire ?</text:p>
      <text:p text:style-name="Standard">[pb]</text:p>
      <text:p text:style-name="P14">Molière<text:span text:style-name="_3c_stage-c_3e_">, </text:span><text:span text:style-name="_3c_stage-c_3e_"><text:span text:style-name="T10">avec force et les prenant par la main.</text:span></text:span></text:p>
      <text:p text:style-name="_3c_l_3e_">Ils apprendront du refus de Molière,</text:p>
      <text:p text:style-name="_3c_l_3e_">Que j'ai trouvé chez vous l'honneur et l'amitié.</text:p>
      <text:p text:style-name="P35">La Thorillière</text:p>
      <text:p text:style-name="_3c_l_3e_">Mon ami !</text:p>
      <text:p text:style-name="P14">Molière</text:p>
      <text:p text:style-name="_3c_l_3e_">Je vous dois ma gloire toute entière.</text:p>
      <text:p text:style-name="_3c_l_3e_">Mon sort au vôtre est pour jamais lié.</text:p>
      <text:p text:style-name="_3c_l_3e_">Si par un préjugé, né de la barbarie,</text:p>
      <text:p text:style-name="_3c_l_3e_">On prétendait flétrir un art qui fut le mien,</text:p>
      <text:p text:style-name="_3c_l_3e_">Vous répondrez alors que j'étais comédien,</text:p>
      <text:p text:style-name="_3c_l_3e_">Et vous raconterez ma vie.</text:p>
      <text:p text:style-name="P35">La Thorillière</text:p>
      <text:p text:style-name="_3c_l_3e_">Elle appartient à l'immortalité ;</text:p>
      <text:p text:style-name="_3c_l_3e_"><text:span text:style-name="T20">Ô</text:span> grand homme ! ton nom justement respecté,</text:p>
      <text:p text:style-name="_3c_l_3e_">Est notre orgueil à tous ; et, béni d'âge en âge,</text:p>
      <text:p text:style-name="_3c_l_3e_">Il sera de nos fils le plus bel héritage.</text:p>
      <text:p text:style-name="P14">Molière<text:span text:style-name="_3c_stage-c_3e_">, </text:span><text:span text:style-name="_3c_stage-c_3e_"><text:span text:style-name="T10">ouvrant une autre lettre.</text:span></text:span></text:p>
      <text:p text:style-name="_3c_l_3e_">Quel est ce billet-ci ? Je reconnais le seing.</text:p>
      <text:p text:style-name="_3c_l_3e_">C'est Mondorge…</text:p>
      <text:p text:style-name="P35">Baron</text:p>
      <text:p text:style-name="_3c_l_3e_">Je l'ai rencontré ce matin.</text:p>
      <text:p text:style-name="P14">Molière</text:p>
      <text:p text:style-name="_3c_l_3e_">C'est un bon homme, un ancien camarade.</text:p>
      <text:p text:style-name="_3c_l_3e_">Nous étions à Beziers tous deux.</text:p>
      <text:p text:style-name="P35">Baron</text:p>
      <text:p text:style-name="_3c_l_3e_"><text:soft-page-break/>Il m'a prié</text:p>
      <text:p text:style-name="_3c_l_3e_">De vous parler pour lui.</text:p>
      <text:p text:style-name="P14">Molière<text:span text:style-name="_3c_stage-c_3e_">, </text:span><text:span text:style-name="_3c_stage-c_3e_"><text:span text:style-name="T10">après avoir lu.</text:span></text:span></text:p>
      <text:p text:style-name="_3c_l_3e_">Réclamer ma pitié !…</text:p>
      <text:p text:style-name="_3c_l_3e_">Ah ! ce mot-là me blesse.</text:p>
      <text:p text:style-name="Standard">[pb]</text:p>
      <text:p text:style-name="P35">Baron</text:p>
      <text:p text:style-name="_3c_l_3e_">Il est pauvre et malade.</text:p>
      <text:p text:style-name="P14">Molière</text:p>
      <text:p text:style-name="_3c_l_3e_">J'irai le voir. Mais je puis faire mieux</text:p>
      <text:p text:style-name="_3c_l_3e_">Que de le consoler par de vaines paroles.</text:p>
      <text:p text:style-name="_3c_stage_3e_">(<text:span text:style-name="T18">À </text:span>Baron.)</text:p>
      <text:p text:style-name="_3c_l_3e_">Que lui pourrais-je offrir ?</text:p>
      <text:p text:style-name="P35">Baron</text:p>
      <text:p text:style-name="_3c_l_3e_">Il est bien malheureux !</text:p>
      <text:p text:style-name="_3c_l_3e_">Je pense que quatre pistoles…</text:p>
      <text:p text:style-name="P14">Molière</text:p>
      <text:p text:style-name="_3c_l_3e_">Tiens, prends, donne-les lui pour moi ;</text:p>
      <text:p text:style-name="_3c_l_3e_">Mais cependant, puisque, dans sa détresse,</text:p>
      <text:p text:style-name="_3c_l_3e_">À ton bon cœur aussi l'infortune s'adresse,</text:p>
      <text:p text:style-name="_3c_l_3e_">Ajoutes-en trente pour toi.</text:p>
      <text:p text:style-name="_3c_stage_3e_">(L'arrêtant.)</text:p>
      <text:p text:style-name="_3c_l_3e_">Cours vite les porter… <text:span text:style-name="T29">É</text:span>coute :</text:p>
      <text:p text:style-name="_3c_l_3e_">Son équipage, en un tel embarras,</text:p>
      <text:p text:style-name="_3c_l_3e_">Est en mauvais état sans doute ;</text:p>
      <text:p text:style-name="_3c_l_3e_">Fais-lui remettre, de ce pas,</text:p>
      <text:p text:style-name="_3c_l_3e_">Un riche habit de comédie ;</text:p>
      <text:p text:style-name="_3c_l_3e_">Ensuite, de sa maladie,</text:p>
      <text:p text:style-name="_3c_l_3e_">Baron, tu pa<text:span text:style-name="T29">ye</text:span>ras <text:span text:style-name="T29">t</text:span>ous les frais.</text:p>
      <text:p text:style-name="P35">Baron</text:p>
      <text:p text:style-name="_3c_l_3e_">Mais…</text:p>
      <text:p text:style-name="P14">Molière</text:p>
      <text:p text:style-name="_3c_l_3e_">Va, donne toujours, nous compterons après.</text:p>
      <text:p text:style-name="_3c_stage_3e_">(Baron sort.)</text:p>
      <text:p text:style-name="P35">La Thorillière</text:p>
      <text:p text:style-name="_3c_l_3e_">Que de vertus avec tant de génie !</text:p>
      <text:p text:style-name="Standard">[pb]</text:p>
      <text:p text:style-name="P14">Molière</text:p>
      <text:p text:style-name="_3c_l_3e_">Une bonne action ne vaut-elle pas mieux</text:p>
      <text:p text:style-name="_3c_l_3e_">Que la meilleure comédie ?</text:p>
      <text:p text:style-name="_3c_l_3e_">Me voilà plus content ; et d'un esprit joyeux</text:p>
      <text:p text:style-name="_3c_l_3e_">J'entrevois le succès de mon nouvel ouvrage.</text:p>
      <text:p text:style-name="_3c_l_3e_">Madame du Croisy seule me décourage ;</text:p>
      <text:p text:style-name="_3c_l_3e_">Son rôle lui déplaît.</text:p>
      <text:p text:style-name="P35">La Thorillière</text:p>
      <text:p text:style-name="_3c_l_3e_">Que t'importe cela ?</text:p>
      <text:p text:style-name="_3c_l_3e_">Penses-tu que, pour toi, son humeur changera ?</text:p>
      <text:p text:style-name="_3c_l_3e_">C'est notre plus mauvaise tête.</text:p>
      <text:p text:style-name="_3c_l_3e_">Quand on parle raison, elle n'écoute rien…</text:p>
      <text:p text:style-name="_3c_l_3e_">Mais elle a du talent, et le rôle ira bien.</text:p>
      <text:p text:style-name="_3c_l_3e_">Ah ! je l'entends.</text:p>
      <text:h text:style-name="Heading_20_2" text:outline-level="2"><text:soft-page-break/>Scène 14</text:h>
      <text:p text:style-name="_3c_stage_3e_">Molière, La Thorillière et Mlle du Croisy.</text:p>
      <text:p text:style-name="P34">Mlle du Croisy</text:p>
      <text:p text:style-name="_3c_l_3e_">Eh bien ! est-ce ici qu'on répète,</text:p>
      <text:p text:style-name="_3c_l_3e_">Messieurs ?Je vous cherche partout.</text:p>
      <text:p text:style-name="_3c_l_3e_">J'arrive du théâtre où je n'ai vu personne.</text:p>
      <text:p text:style-name="_3c_l_3e_">Oh ! vous me pousserez à bout.</text:p>
      <text:p text:style-name="P35">La Thorillière</text:p>
      <text:p text:style-name="_3c_l_3e_">Vous ? jamais !… vous êtes trop bonne.</text:p>
      <text:p text:style-name="P14">Molière</text:p>
      <text:p text:style-name="_3c_l_3e_">On a manqué la répétition</text:p>
      <text:p text:style-name="_3c_l_3e_">En attendant votre venue.</text:p>
      <text:p text:style-name="P34">Mlle du Croisy</text:p>
      <text:p text:style-name="_3c_l_3e_">De si bonne heure aussi, pourquoi répète-ton ?</text:p>
      <text:p text:style-name="_3c_l_3e_">En vérité, si cela continue,</text:p>
      <text:p text:style-name="_3c_l_3e_">Bientôt avant le jour on nous fera lever.</text:p>
      <text:p text:style-name="Standard">[pb]</text:p>
      <text:p text:style-name="P35">La Thorillière<text:span text:style-name="_3c_stage-c_3e_">, lui montrant sa montre.</text:span></text:p>
      <text:p text:style-name="_3c_l_3e_">Permettez-moi pourtant de vous faire observer</text:p>
      <text:p text:style-name="_3c_l_3e_">Que Madame aujourd'hui n'est pas très matinale.</text:p>
      <text:p text:style-name="P34">Mlle du Croisy</text:p>
      <text:p text:style-name="_3c_l_3e_">Votre obligeance en tout temps se signale.</text:p>
      <text:p text:style-name="_3c_stage_3e_">(<text:span text:style-name="T10">À </text:span>Molière.)</text:p>
      <text:p text:style-name="_3c_l_3e_">Il me tardait de vous trouver ;</text:p>
      <text:p text:style-name="_3c_l_3e_">Du <text:span text:style-name="T29">P</text:span>arc et moi sommes très mécontentes,</text:p>
      <text:p text:style-name="_3c_l_3e_">Et je viens m'expliquer sur vos <text:span text:style-name="T21">Femmes Savantes</text:span> :</text:p>
      <text:p text:style-name="_3c_l_3e_">On sait que j'ai du goût.</text:p>
      <text:p text:style-name="P35">La Thorillière</text:p>
      <text:p text:style-name="_3c_l_3e_">La pièce est assez bien.</text:p>
      <text:p text:style-name="P34">Mlle du Croisy</text:p>
      <text:p text:style-name="_3c_l_3e_">Qui vous a dit cela ? Mon rôle ne vaut rien.</text:p>
      <text:p text:style-name="_3c_l_3e_">Je l'avais accepté pour soutenir l'ouvrage ;</text:p>
      <text:p text:style-name="_3c_l_3e_">Mais Armande est vraiment un si sot personnage,</text:p>
      <text:p text:style-name="_3c_l_3e_">Qu'à l'embellir je m'essa<text:span text:style-name="T29">ye</text:span>rais en vain.</text:p>
      <text:p text:style-name="_3c_l_3e_">Malgré tout mon talent, je n'en pourrais rien faire.</text:p>
      <text:p text:style-name="P14">Molière</text:p>
      <text:p text:style-name="_3c_l_3e_">Nous y voilà.</text:p>
      <text:p text:style-name="P35">La Thorillière</text:p>
      <text:p text:style-name="_3c_l_3e_">Pauvre Molière !</text:p>
      <text:p text:style-name="P14">Molière</text:p>
      <text:p text:style-name="_3c_l_3e_">Que lui reprochez-vous enfin ?</text:p>
      <text:p text:style-name="P34">Mlle du Croisy</text:p>
      <text:p text:style-name="_3c_l_3e_">Du commencement à la fin,</text:p>
      <text:p text:style-name="_3c_l_3e_">Ce rôle est plein d'extravagance.</text:p>
      <text:p text:style-name="P14">Molière</text:p>
      <text:p text:style-name="_3c_l_3e_">Le mot est dur.</text:p>
      <text:p text:style-name="Standard">[pb]</text:p>
      <text:p text:style-name="P34">Mlle du Croisy</text:p>
      <text:p text:style-name="_3c_l_3e_">Je dis ce que je pense.</text:p>
      <text:p text:style-name="_3c_l_3e_">Je n'ai pas quatre vers que l'on puisse applaudir ;</text:p>
      <text:p text:style-name="_3c_l_3e_">Pas un mot de galanterie !</text:p>
      <text:p text:style-name="_3c_l_3e_">Aviez-vous donc peur de mentir,</text:p>
      <text:p text:style-name="_3c_l_3e_">En disant que je suis jolie ?</text:p>
      <text:p text:style-name="P14"><text:soft-page-break/>Molière</text:p>
      <text:p text:style-name="_3c_l_3e_"><text:span text:style-name="T19">À </text:span>quoi bon ? Ne le voit-on pas ?</text:p>
      <text:p text:style-name="P34">Mlle du Croisy</text:p>
      <text:p text:style-name="_3c_l_3e_">Oui, franchement je le répète,</text:p>
      <text:p text:style-name="_3c_l_3e_">Votre rôle est des plus ingrats.</text:p>
      <text:p text:style-name="_3c_l_3e_">L'auteur le sacrifie à celui d'Henriette.</text:p>
      <text:p text:style-name="P14">Molière</text:p>
      <text:p text:style-name="_3c_l_3e_">Le théâtre ne vit que d'oppositions.</text:p>
      <text:p text:style-name="P35">Mlle du Croisy</text:p>
      <text:p text:style-name="_3c_l_3e_">Ah ! voilà de belles raisons !</text:p>
      <text:p text:style-name="P14">Molière</text:p>
      <text:p text:style-name="_3c_l_3e_">Mais cependant…</text:p>
      <text:p text:style-name="P34">Mlle du Croisy</text:p>
      <text:p text:style-name="_3c_l_3e_">Point de réplique !</text:p>
      <text:p text:style-name="_3c_l_3e_">Des règles d'Aristote et de sa rhétorique</text:p>
      <text:p text:style-name="_3c_l_3e_">Je ne fais pas le moindre cas.</text:p>
      <text:p text:style-name="P14">Molière</text:p>
      <text:p text:style-name="_3c_l_3e_">Mais le bon sens le veut.</text:p>
      <text:p text:style-name="P34">Mlle du Croisy</text:p>
      <text:p text:style-name="_3c_l_3e_">Moi, je ne le veux pas.</text:p>
      <text:p text:style-name="_3c_l_3e_">Je suis certainement très bonne camarade ;</text:p>
      <text:p text:style-name="_3c_l_3e_">Mais quand on vous <text:span text:style-name="T29">jouera</text:span> je tomberai malade.</text:p>
      <text:p text:style-name="P35">La Thorillière</text:p>
      <text:p text:style-name="_3c_l_3e_">Oh ! pour le coup, ceci devient trop fort.</text:p>
      <text:p text:style-name="Standard">[pb]</text:p>
      <text:p text:style-name="P34">Mlle du Croisy</text:p>
      <text:p text:style-name="_3c_l_3e_">Si l'on vous écoutait j'aurais peut-être tort.</text:p>
      <text:p text:style-name="P35">La Thorillière</text:p>
      <text:p text:style-name="_3c_l_3e_">De raisonner avec vous je n'ai garde.</text:p>
      <text:p text:style-name="P34">Mlle du Croisy<text:span text:style-name="_3c_stage-c_3e_">, </text:span><text:span text:style-name="_3c_stage-c_3e_"><text:span text:style-name="T19">à Molière.</text:span></text:span></text:p>
      <text:p text:style-name="_3c_l_3e_">Le moyen d'y tenir ! Doucement je hasarde</text:p>
      <text:p text:style-name="_3c_l_3e_">Une observation ; on se fâche d'abord.</text:p>
      <text:p text:style-name="_3c_l_3e_">Autant que vous, je crois que cela me regarde ;</text:p>
      <text:p text:style-name="_3c_l_3e_">Car, à parler de bonne foi,</text:p>
      <text:p text:style-name="_3c_l_3e_">Votre pièce est à vous, mais mon rôle est à moi,</text:p>
      <text:p text:style-name="_3c_l_3e_">Et chacun pense à ses affaires.</text:p>
      <text:p text:style-name="P14">Molière</text:p>
      <text:p text:style-name="_3c_l_3e_">Aux miennes vous ne pensez <text:span text:style-name="T19">guère.</text:span></text:p>
      <text:p text:style-name="P34">Mlle du Croisy</text:p>
      <text:p text:style-name="_3c_l_3e_">En suivant mes conseils, vous pouvez éviter</text:p>
      <text:p text:style-name="_3c_l_3e_">Une chute : du moins il faudrait m'écouter.</text:p>
      <text:p text:style-name="P14">Molière</text:p>
      <text:p text:style-name="_3c_l_3e_">Eh bien donc, puisqu'il faut m'aider de vos lumières,</text:p>
      <text:p text:style-name="_3c_l_3e_">Que ferai-je ?</text:p>
      <text:p text:style-name="P34">Mlle du Croisy</text:p>
      <text:p text:style-name="_3c_l_3e_">Il vous faut changer vos caractères.</text:p>
      <text:p text:style-name="P14">Molière</text:p>
      <text:p text:style-name="_3c_l_3e_">Rien que cela ?</text:p>
      <text:p text:style-name="P34">Mlle du Croisy</text:p>
      <text:p text:style-name="_3c_l_3e_">Le mien, premièrement.</text:p>
      <text:p text:style-name="P14">Molière</text:p>
      <text:p text:style-name="_3c_l_3e_">J'aurais grand tort ; il est charmant !</text:p>
      <text:p text:style-name="P34">Mlle du Croisy</text:p>
      <text:p text:style-name="_3c_l_3e_">Là, sans disputer d'avantage,</text:p>
      <text:p text:style-name="_3c_l_3e_">Au parterre croit-on que j'aurai le courage</text:p>
      <text:p text:style-name="Standard">[pb]</text:p>
      <text:p text:style-name="_3c_l_3e_"><text:soft-page-break/>De parler des <text:span text:style-name="T21">plaisirs des sens,</text:span></text:p>
      <text:p text:style-name="_3c_l_3e_">Et des <text:span text:style-name="T21">suites du mariage ?…</text:span></text:p>
      <text:p text:style-name="_3c_l_3e_">Je ferais rire à mes dépens.</text:p>
      <text:p text:style-name="P14">Molière</text:p>
      <text:p text:style-name="_3c_l_3e_">Mais mon but est de faire rire,</text:p>
      <text:p text:style-name="_3c_l_3e_">Non pas de vous, mais des originaux</text:p>
      <text:p text:style-name="_3c_l_3e_">Dont ma plume fait la satire.</text:p>
      <text:p text:style-name="_3c_l_3e_"><text:span text:style-name="T19">À </text:span>leur place, mal à propos</text:p>
      <text:p text:style-name="_3c_l_3e_">Vous vous mettez.</text:p>
      <text:p text:style-name="P34">Mlle du Croisy</text:p>
      <text:p text:style-name="_3c_l_3e_">Non, non. Il est de certains mots</text:p>
      <text:p text:style-name="_3c_l_3e_">Que je ne dirai point : je me sens des scrupules.</text:p>
      <text:p text:style-name="P14">Molière</text:p>
      <text:p text:style-name="_3c_l_3e_">Ma patience est grande, il le faut avouer.</text:p>
      <text:p text:style-name="P35">La Thorillière</text:p>
      <text:p text:style-name="_3c_l_3e_">En vérité, vous devriez bien jouer</text:p>
      <text:p text:style-name="_3c_l_3e_"><text:span text:style-name="T21">Les Précieuses </text:span><text:span text:style-name="T22">r</text:span><text:span text:style-name="T21">idicules</text:span>.</text:p>
      <text:p text:style-name="P34">Mlle du Croisy</text:p>
      <text:p text:style-name="_3c_l_3e_">Vous me raillez, je crois ?</text:p>
      <text:p text:style-name="P35">La Thorillière</text:p>
      <text:p text:style-name="_3c_l_3e_">Non pas ; mais entre nous,</text:p>
      <text:p text:style-name="_3c_l_3e_">Je pense que Molière en sait autant que vous. |</text:p>
      <text:p text:style-name="P33">Mlle du Croisy</text:p>
      <text:p text:style-name="_3c_l_3e_">Vous <text:span text:style-name="T29">êtes</text:span> un flatteur.</text:p>
      <text:p text:style-name="P14">Molière</text:p>
      <text:p text:style-name="_3c_l_3e_">À ton tour.</text:p>
      <text:p text:style-name="P33">Mlle du Croisy</text:p>
      <text:p text:style-name="_3c_l_3e_">- Quoi qu'on fasse,</text:p>
      <text:p text:style-name="_3c_l_3e_">Je n'en démordrai point, et vous le dis tout net.</text:p>
      <text:p text:style-name="_3c_l_3e_">Il faudra retrancher la scène du sonnet,</text:p>
      <text:p text:style-name="Standard">[pb]</text:p>
      <text:p text:style-name="_3c_l_3e_">Et cet <text:span text:style-name="T21">amour du grec, pour qui l'on nous embrasse,</text:span></text:p>
      <text:p text:style-name="_3c_l_3e_">Et mille traits pareils, tous du plus mauvais goût.</text:p>
      <text:p text:style-name="P14">Molière</text:p>
      <text:p text:style-name="_3c_l_3e_">On n'extravague pas avec meilleure grâce ;</text:p>
      <text:p text:style-name="_3c_l_3e_">Mais je n'en ferai rien du tout.</text:p>
      <text:p text:style-name="P33">Mlle du Croisy</text:p>
      <text:p text:style-name="_3c_l_3e_">Non ? vous reprendrez donc votre rôle d'Armande ?</text:p>
      <text:p text:style-name="_3c_l_3e_">Le voici.</text:p>
      <text:p text:style-name="P14">Molière</text:p>
      <text:p text:style-name="_3c_l_3e_">Soit, c'est ce que je demande.</text:p>
      <text:p text:style-name="P33">Mlle du Croisy</text:p>
      <text:p text:style-name="_3c_l_3e_">Qu'en ferez-vous ?</text:p>
      <text:p text:style-name="P14">Molière</text:p>
      <text:p text:style-name="_3c_l_3e_">Un autre le prendra.</text:p>
      <text:p text:style-name="P35">Mlle du Croisy<text:span text:style-name="_3c_stage-c_3e_">, reprenant le rôle.</text:span></text:p>
      <text:p text:style-name="_3c_l_3e_">En vérité ? je vous attendais-là.</text:p>
      <text:p text:style-name="_3c_l_3e_">Et cette autre sans doute, est Madame Molière ;</text:p>
      <text:p text:style-name="_3c_l_3e_">Femme du directeur, pour elle on doit tout faire.</text:p>
      <text:p text:style-name="_3c_l_3e_">Aux rôles de coquette, elle prétend, dit-on.</text:p>
      <text:p text:style-name="_3c_l_3e_">Et pourquoi pas ? elle a raison,</text:p>
      <text:p text:style-name="_3c_l_3e_">De réussir elle doit-être sûre ;</text:p>
      <text:p text:style-name="_3c_l_3e_">Elle jo<text:span text:style-name="T29">ue</text:span>ra du moins d'après nature.</text:p>
      <text:p text:style-name="P14">Molière</text:p>
      <text:p text:style-name="_3c_l_3e_">Bien ! ma femme a son tour aussi !</text:p>
      <text:p text:style-name="P33">Mlle du Croisy</text:p>
      <text:p text:style-name="_3c_l_3e_"><text:soft-page-break/>Cependant, pour cette fois-ci,</text:p>
      <text:p text:style-name="_3c_l_3e_">Laissez-lui, croyez-moi, son rôle d'amoureuse,</text:p>
      <text:p text:style-name="_3c_l_3e_">Avec plaisir elle s'en chargera ;</text:p>
      <text:p text:style-name="_3c_l_3e_"><text:span text:style-name="T29">C</text:span>ar Car c'est le cher Bré<text:span text:style-name="T29">court</text:span> qui la second<text:span text:style-name="T29">e</text:span>ra.</text:p>
      <text:p text:style-name="_3c_l_3e_">En vérité, la troupe est bien heureuse</text:p>
      <text:p text:style-name="_3c_l_3e_">D'avoir deux amoureux de cette force-là !</text:p>
      <text:p text:style-name="Standard">[pb]</text:p>
      <text:p text:style-name="_3c_l_3e_">Quelle âme ! quel ton vrai, lorsqu'aux pieds d'Isabelle</text:p>
      <text:p text:style-name="_3c_l_3e_">Le fortuné Brécourt vient déclarer ses feux !</text:p>
      <text:p text:style-name="P35">La Thorillière<text:span text:style-name="_3c_stage-c_3e_">, bas à Mlle du Croisy.</text:span></text:p>
      <text:p text:style-name="_3c_l_3e_">Finirez-vous ?</text:p>
      <text:p text:style-name="P14">Molière<text:span text:style-name="_3c_stage-c_3e_">, </text:span><text:span text:style-name="_3c_stage-c_3e_"><text:span text:style-name="T10">inquiet.</text:span></text:span></text:p>
      <text:p text:style-name="_3c_l_3e_">Non. Poursuivez : je veux…</text:p>
      <text:p text:style-name="P35">La Thorillière<text:span text:style-name="_3c_stage-c_3e_">, à Molière.</text:span></text:p>
      <text:p text:style-name="_3c_l_3e_">Bon !</text:p>
      <text:p text:style-name="P33">Mlle du Croisy</text:p>
      <text:p text:style-name="_3c_l_3e_">Aurais-je mal parlé d'elle ?</text:p>
      <text:p text:style-name="_3c_l_3e_">J'en serais désolée ! Elle est sage et <text:span text:style-name="T29">fidèle</text:span> ;</text:p>
      <text:p text:style-name="_3c_l_3e_">Je le soutiens à tous.</text:p>
      <text:p text:style-name="P37">La Thorillière</text:p>
      <text:p text:style-name="_3c_l_3e_">Que dites-vous donc là ?</text:p>
      <text:p text:style-name="P33">Mlle du Croisy<text:span text:style-name="_3c_stage-c_3e_">, </text:span><text:span text:style-name="_3c_stage-c_3e_"><text:span text:style-name="T18">bas à La Thorillière.</text:span></text:span></text:p>
      <text:p text:style-name="_3c_l_3e_">Mais voyez la belle nouvelle !</text:p>
      <text:p text:style-name="_3c_l_3e_">On ne parle que de cela.</text:p>
      <text:p text:style-name="P14">Molière<text:span text:style-name="_3c_stage-c_3e_">, </text:span><text:span text:style-name="_3c_stage-c_3e_"><text:span text:style-name="T10">qui l'a entendue.</text:span></text:span></text:p>
      <text:p text:style-name="_3c_l_3e_">Vous dites ?</text:p>
      <text:p text:style-name="P33">Mlle du Croisy</text:p>
      <text:p text:style-name="_3c_l_3e_">Rien… Adieu ! je garderai mon rôle,</text:p>
      <text:p text:style-name="_3c_l_3e_">Puisque vous l'exigez ; mais souvenez-vous bien,</text:p>
      <text:p text:style-name="_3c_l_3e_">Si vous êtes sifflé, que je n'y suis pour rien.</text:p>
      <text:p text:style-name="P14">Molière</text:p>
      <text:p text:style-name="_3c_l_3e_">Permettez : vous disiez ?…</text:p>
      <text:p text:style-name="P35">La Thorillière</text:p>
      <text:p text:style-name="_3c_l_3e_">Allons ; c'est une folle.</text:p>
      <text:p text:style-name="_3c_stage_3e_">(<text:span text:style-name="T18">À </text:span>Mademoiselle du Croisy.)</text:p>
      <text:p text:style-name="_3c_l_3e_">Molière est occupé, Laissons-le.</text:p>
      <text:p text:style-name="Standard">[pb]</text:p>
      <text:p text:style-name="_3c_speaker_3e_">Mlle du Croisy</text:p>
      <text:p text:style-name="_3c_l_3e_">De ce pas</text:p>
      <text:p text:style-name="_3c_l_3e_">Je sors ; ici je n'ai plus rien à faire.</text:p>
      <text:p text:style-name="_3c_stage_3e_">(<text:span text:style-name="T16">À </text:span>La Thorillière.)</text:p>
      <text:p text:style-name="_3c_l_3e_">Vous, pour faire la paix, donnez-moi votre bras.</text:p>
      <text:p text:style-name="P35">La Thorillière</text:p>
      <text:p text:style-name="_3c_l_3e_">Oh ! volontiers.</text:p>
      <text:p text:style-name="P33">Mlle du Croisy</text:p>
      <text:p text:style-name="_3c_l_3e_">Sans rancune, Molière.</text:p>
      <text:p text:style-name="_3c_l_3e_">Vous voyez, je suis franche, et je ne sais rien taire.</text:p>
      <text:p text:style-name="_3c_l_3e_">Vous avez de l'esprit : vous ne m'en voudrez pas.</text:p>
      <text:h text:style-name="Heading_20_2" text:outline-level="2">Scène 15</text:h>
      <text:p text:style-name="P14">Molière<text:span text:style-name="_3c_stage-c_3e_">, </text:span><text:span text:style-name="_3c_stage-c_3e_"><text:span text:style-name="T10">seul.</text:span></text:span></text:p>
      <text:p text:style-name="_3c_l_3e_">Juste ciel ! que viens-je d'entendre !</text:p>
      <text:p text:style-name="_3c_l_3e_">Ah ! d'un trouble mortel je ne puis me défendre.</text:p>
      <text:p text:style-name="_3c_l_3e_"><text:soft-page-break/>Se pourrait-il ! Ma femme !… Oh non !</text:p>
      <text:p text:style-name="_3c_l_3e_">J'aurais tort d'écouter un indigne soupçon.</text:p>
      <text:p text:style-name="_3c_l_3e_">Pourtant, je crois le voir, Brécourt cherche à lui plaire.</text:p>
      <text:p text:style-name="_3c_l_3e_">Près d'elle, à chaque instant du jour,</text:p>
      <text:p text:style-name="_3c_l_3e_">Quel espoir le ramène ? allons, pauvre Molière,</text:p>
      <text:p text:style-name="_3c_l_3e_">Te voilà jaloux à ton tour.</text:p>
      <text:p text:style-name="_3c_l_3e_">Ah ! c'est ma faute, aussi ! Fallait-il, à mon âge,</text:p>
      <text:p text:style-name="_3c_l_3e_">Par un tardif mariage,</text:p>
      <text:p text:style-name="_3c_l_3e_">Unir mon sort à celui d'un enfant ?</text:p>
      <text:p text:style-name="_3c_l_3e_">Et devais-je, surtout, mari trop imprudent,</text:p>
      <text:p text:style-name="_3c_l_3e_">L'offrir moi-même, en plein théâtre,</text:p>
      <text:p text:style-name="_3c_l_3e_">À l'admiration d'un public idolâtre ?…</text:p>
      <text:p text:style-name="_3c_l_3e_">S'il en est temps encor, réparons mon erreur…</text:p>
      <text:p text:style-name="_3c_l_3e_">Assez d'ennuis secrets empoisonnent ma vie ;</text:p>
      <text:p text:style-name="_3c_l_3e_">Je veux, pour mon repos, comme pour son honneur,</text:p>
      <text:p text:style-name="Standard">[pb]</text:p>
      <text:p text:style-name="_3c_l_3e_">Que ma femme s'occupe enfin de mon bonheur,</text:p>
      <text:p text:style-name="_3c_l_3e_">Et renonce à la comédie.</text:p>
      <text:p text:style-name="_3c_l_3e_">Mais la voici.</text:p>
      <text:h text:style-name="Heading_20_2" text:outline-level="2">Scène 16</text:h>
      <text:p text:style-name="_3c_stage_3e_">Molière et Mme. Molière.</text:p>
      <text:p text:style-name="P24">M<text:span text:style-name="T18">me </text:span>Molière<text:span text:style-name="_3c_stage-c_3e_">, </text:span><text:span text:style-name="_3c_stage-c_3e_"><text:span text:style-name="T18">un rôle à la main.</text:span></text:span></text:p>
      <text:p text:style-name="_3c_l_3e_">Chez-vous peut-on se présenter,</text:p>
      <text:p text:style-name="_3c_l_3e_">Sans indiscrétion ? je viens vous consulter ;</text:p>
      <text:p text:style-name="_3c_l_3e_">Non pas comme tantôt, sur un objet frivole,</text:p>
      <text:p text:style-name="_3c_l_3e_">Une robe, un chiffon ; mais sur un nouveau rôle</text:p>
      <text:p text:style-name="_3c_l_3e_">Qu'avec vous je veux répéter.</text:p>
      <text:p text:style-name="P14">Molière</text:p>
      <text:p text:style-name="_3c_l_3e_">C'est mal prendre son temps.</text:p>
      <text:p text:style-name="P24">M<text:span text:style-name="T18">me </text:span>Molière</text:p>
      <text:p text:style-name="_3c_l_3e_">Est-ce que je vous gêne ?</text:p>
      <text:p text:style-name="P14">Molière</text:p>
      <text:p text:style-name="_3c_l_3e_">Non pas ; mais je me sens l'esprit</text:p>
      <text:p text:style-name="_3c_l_3e_">Peu disposé…</text:p>
      <text:p text:style-name="P24">M<text:span text:style-name="T18">me </text:span>Molière</text:p>
      <text:p text:style-name="_3c_l_3e_">Si ; vous êtes en scène</text:p>
      <text:p text:style-name="_3c_l_3e_">On ne peut mieux ; car il s'agit</text:p>
      <text:p text:style-name="_3c_l_3e_">Du <text:span text:style-name="T21">Misanthrope</text:span>, et voici Célimène.</text:p>
      <text:p text:style-name="P13">Molière</text:p>
      <text:p text:style-name="_3c_l_3e_">Vous apprenez ?…</text:p>
      <text:p text:style-name="P24">M<text:span text:style-name="T18">me </text:span>Molière</text:p>
      <text:p text:style-name="_3c_l_3e_">Oui.</text:p>
      <text:p text:style-name="P13">Molière</text:p>
      <text:p text:style-name="_3c_l_3e_">Pourquoi donc ?…</text:p>
      <text:p text:style-name="Standard">[pb]</text:p>
      <text:p text:style-name="P24">M<text:span text:style-name="T18">me </text:span>Molière</text:p>
      <text:p text:style-name="_3c_l_3e_">Eh quoi !</text:p>
      <text:p text:style-name="_3c_l_3e_">Ne doit-on pas cette semaine</text:p>
      <text:p text:style-name="_3c_l_3e_">Jouer la pièce chez le Roi ?</text:p>
      <text:p text:style-name="P13">Molière</text:p>
      <text:p text:style-name="_3c_l_3e_">De quoi vous mettez-vous en peine ?</text:p>
      <text:p text:style-name="_3c_l_3e_">Madame du Croisy…</text:p>
      <text:p text:style-name="P24">M<text:span text:style-name="T18">me </text:span>Molière</text:p>
      <text:p text:style-name="_3c_l_3e_"><text:soft-page-break/>J'entends. Jusqu'à ce jour</text:p>
      <text:p text:style-name="_3c_l_3e_">Elle a joué ce rôle ; eh bien, c'est à mon tour.</text:p>
      <text:p text:style-name="P13">Molière</text:p>
      <text:p text:style-name="_3c_l_3e_">Ce n'est pas votre emploi.</text:p>
      <text:p text:style-name="P24">M<text:span text:style-name="T18">me </text:span>Molière</text:p>
      <text:p text:style-name="_3c_l_3e_">Je le prends.</text:p>
      <text:p text:style-name="P13">Molière</text:p>
      <text:p text:style-name="_3c_l_3e_">Mais peut-être</text:p>
      <text:p text:style-name="_3c_l_3e_">Trouvera-t-on mauvais…</text:p>
      <text:p text:style-name="P24">M<text:span text:style-name="T18">me </text:span>Molière</text:p>
      <text:p text:style-name="_3c_l_3e_">N'êtes-vous pas le maître ?</text:p>
      <text:p text:style-name="_3c_l_3e_">Auteur et directeur, vous avez tous les droits.</text:p>
      <text:p text:style-name="P13">Molière</text:p>
      <text:p text:style-name="_3c_l_3e_">Aussi s'en plaint-on quelquefois.</text:p>
      <text:p text:style-name="P24">M<text:span text:style-name="T18">me </text:span>Molière</text:p>
      <text:p text:style-name="_3c_l_3e_">Je veux jouer, vous dis-je, une grande coquette.</text:p>
      <text:p text:style-name="_3c_l_3e_">C'est un point résolu. Vous verrez, mon ami,</text:p>
      <text:p text:style-name="_3c_l_3e_">Que je réussirai.</text:p>
      <text:p text:style-name="P13">Molière<text:span text:style-name="_3c_stage-c_3e_">, à part.</text:span></text:p>
      <text:p text:style-name="_3c_l_3e_">Je le crois trop.</text:p>
      <text:p text:style-name="P24">M<text:span text:style-name="T18">me </text:span>Molière</text:p>
      <text:p text:style-name="_3c_l_3e_">Ainsi</text:p>
      <text:p text:style-name="_3c_l_3e_">Répétons. J'ai déjà commandé ma toilette.</text:p>
      <text:p text:style-name="Standard">[pb]</text:p>
      <text:p text:style-name="P13">Molière</text:p>
      <text:p text:style-name="_3c_l_3e_">Oh ! je n'en doute pas : c'est le point important.</text:p>
      <text:p text:style-name="_3c_l_3e_">Vous prétendez apparemment,</text:p>
      <text:p text:style-name="_3c_l_3e_">À nos jeunes Seigneurs, faire tourner la tête ?</text:p>
      <text:p text:style-name="P24">M<text:span text:style-name="T18">me </text:span>Molière<text:span text:style-name="_3c_stage-c_3e_">, </text:span><text:span text:style-name="_3c_stage-c_3e_"><text:span text:style-name="T18">d'un air de confidence.</text:span></text:span></text:p>
      <text:p text:style-name="_3c_l_3e_">Oh ! je serai charmante.</text:p>
      <text:p text:style-name="P13">Molière</text:p>
      <text:p text:style-name="_3c_l_3e_">Je le croi<text:span text:style-name="T30">s</text:span> ;</text:p>
      <text:p text:style-name="_3c_l_3e_">Mais, s'il faut vous parler sans feinte,</text:p>
      <text:p text:style-name="_3c_l_3e_">Ce rôle-là ne vous sied point.</text:p>
      <text:p text:style-name="P24">M<text:span text:style-name="T18">me </text:span>Molière</text:p>
      <text:p text:style-name="_3c_l_3e_">Pourquoi ?</text:p>
      <text:p text:style-name="P13">Molière</text:p>
      <text:p text:style-name="_3c_l_3e_">Vous le jo<text:span text:style-name="T30">ue</text:span>riez fort mal.</text:p>
      <text:p text:style-name="P24">M<text:span text:style-name="T18">me </text:span>Molière</text:p>
      <text:p text:style-name="_3c_l_3e_">Ah ! c'est là votre crainte ?</text:p>
      <text:p text:style-name="_3c_l_3e_">Elle n'est pas flatteuse.</text:p>
      <text:p text:style-name="P13">Molière</text:p>
      <text:p text:style-name="_3c_l_3e_">Franchement</text:p>
      <text:p text:style-name="_3c_l_3e_">Je dois vous l'avouer ; et c'est une imprudence…</text:p>
      <text:p text:style-name="P24">M<text:span text:style-name="T18">me </text:span>Molière</text:p>
      <text:p text:style-name="_3c_l_3e_">Brécourt, dont vous prenez bien souvent les avis,</text:p>
      <text:p text:style-name="_3c_l_3e_">Me juge avec plus d'indulgence.</text:p>
      <text:p text:style-name="P13">Molière</text:p>
      <text:p text:style-name="_3c_l_3e_">Oui, je sais que Brécourt est fort de vos amis,</text:p>
      <text:p text:style-name="_3c_l_3e_">Et vous mettez grand prix à son suffrage ;</text:p>
      <text:p text:style-name="_3c_l_3e_">Mais moi, Madame, moi qui suis un ami sage,</text:p>
      <text:p text:style-name="_3c_l_3e_">Et voilà tout, je dois dire la vérité.</text:p>
      <text:p text:style-name="_3c_l_3e_">On admire votre beauté,</text:p>
      <text:p text:style-name="_3c_l_3e_">Vous avez des grâces parfaites ;</text:p>
      <text:p text:style-name="Standard">[pb]</text:p>
      <text:p text:style-name="_3c_l_3e_">Mais il faut plus encor pour gagner la faveur</text:p>
      <text:p text:style-name="_3c_l_3e_"><text:soft-page-break/>D'un public difficile autant que connaisseur ;</text:p>
      <text:p text:style-name="_3c_l_3e_">Et si j'étais de vous, sage comme vous êtes,</text:p>
      <text:p text:style-name="_3c_l_3e_">Fuyant d'un art trompeur les écueils dangereux,</text:p>
      <text:p text:style-name="_3c_l_3e_">À vivre en paix je bornerais mes vœux.</text:p>
      <text:p text:style-name="_3c_l_3e_">Toute entière aux devoirs et d'épouse et de mère,</text:p>
      <text:p text:style-name="_3c_l_3e_">Je cultiverais ma raison,</text:p>
      <text:p text:style-name="_3c_l_3e_">Et je mettrais enfin ma gloire la plus chère</text:p>
      <text:p text:style-name="_3c_l_3e_">À bien gouverner ma maison.</text:p>
      <text:p text:style-name="P24">M<text:span text:style-name="T18">me </text:span>Molière</text:p>
      <text:p text:style-name="_3c_l_3e_">Qui ? Moi ? renoncer au théâtre ?</text:p>
      <text:p text:style-name="_3c_l_3e_">Quitter un art que j'idolâtre ?</text:p>
      <text:p text:style-name="_3c_l_3e_">Y pensez-vous ?</text:p>
      <text:p text:style-name="P13">Molière</text:p>
      <text:p text:style-name="_3c_l_3e_">Très sérieusement.</text:p>
      <text:p text:style-name="P24">M<text:span text:style-name="T18">me </text:span>Molière</text:p>
      <text:p text:style-name="_3c_l_3e_">Allons, vous rêvez ?</text:p>
      <text:p text:style-name="P13">Molière</text:p>
      <text:p text:style-name="_3c_l_3e_">Non, vous dis-je ;</text:p>
      <text:p text:style-name="_3c_l_3e_">Ce serait agir prudemment.</text:p>
      <text:p text:style-name="P24">M<text:span text:style-name="T18">me </text:span>Molière</text:p>
      <text:p text:style-name="_3c_l_3e_">Encor ? Mais quel est ce vertige ?</text:p>
      <text:p text:style-name="P13">Molière</text:p>
      <text:p text:style-name="_3c_l_3e_">Croyez-moi ; ce conseil est dans vos intérêts ;</text:p>
      <text:p text:style-name="_3c_l_3e_">Je crains pour vous les traits de la satire.</text:p>
      <text:p text:style-name="P24">M<text:span text:style-name="T18">me </text:span>Molière</text:p>
      <text:p text:style-name="_3c_l_3e_">Oh ! finissez, Monsieur,</text:p>
      <text:p text:style-name="P13">Molière</text:p>
      <text:p text:style-name="_3c_l_3e_">Je me retire, mais…</text:p>
      <text:p text:style-name="P24">M<text:span text:style-name="T18">me </text:span>Molière</text:p>
      <text:p text:style-name="_3c_l_3e_">Mais… suis-je sans talent ?</text:p>
      <text:p text:style-name="Standard">[pb]</text:p>
      <text:p text:style-name="P13">Molière</text:p>
      <text:p text:style-name="_3c_l_3e_">Puisqu'il faut vous le dire,</text:p>
      <text:p text:style-name="_3c_l_3e_">Vous vous flattez en vain d'obtenir des succès.</text:p>
      <text:p text:style-name="_3c_l_3e_">Vous ne sûtes jamais jouer la comédie,</text:p>
      <text:p text:style-name="_3c_l_3e_">Et vous ne la jo<text:span text:style-name="T30">ue</text:span>rez jamais.</text:p>
      <text:p text:style-name="_3c_stage_3e_">(Il sort.)</text:p>
      <text:h text:style-name="Heading_20_2" text:outline-level="2">Scène 17</text:h>
      <text:p text:style-name="_3c_speaker_3e_">Mme Molière<text:span text:style-name="_3c_stage-c_3e_">, seule.</text:span></text:p>
      <text:p text:style-name="_3c_l_3e_">Quelle est cette bizarrerie !</text:p>
      <text:p text:style-name="_3c_l_3e_">C'est sans doute un nouvel accès de jalousie.</text:p>
      <text:p text:style-name="_3c_l_3e_">Douter de mon amour, c'est mal assurément ;</text:p>
      <text:p text:style-name="_3c_l_3e_">Mais mettre en doute mon talent !</text:p>
      <text:p text:style-name="_3c_l_3e_">Ceci passe la raillerie,</text:p>
      <text:p text:style-name="_3c_l_3e_">Et je l'en punirai, j'espère… Oui, je prétends</text:p>
      <text:p text:style-name="_3c_l_3e_">Lui prouver que je sais jouer la comédie,</text:p>
      <text:p text:style-name="_3c_l_3e_">Et le prouver peut-être à ses dépens.</text:p>
      <text:h text:style-name="Heading_20_2" text:outline-level="2">Scène 18</text:h>
      <text:p text:style-name="_3c_stage_3e_">Brécourt, Mme Molière, et ensuite Molière.</text:p>
      <text:p text:style-name="P24">M<text:span text:style-name="T18">me </text:span>Molière</text:p>
      <text:p text:style-name="_3c_l_3e_">Ah ! vous voilà ? fort bien.</text:p>
      <text:p text:style-name="P29"><text:soft-page-break/>Brécourt</text:p>
      <text:p text:style-name="_3c_l_3e_">Voici, Madame,</text:p>
      <text:p text:style-name="_3c_l_3e_">Votre portrait.</text:p>
      <text:p text:style-name="P24">M<text:span text:style-name="T18">me </text:span>Molière<text:span text:style-name="_3c_stage-c_3e_">, </text:span><text:span text:style-name="_3c_stage-c_3e_"><text:span text:style-name="T18">la regardant.</text:span></text:span></text:p>
      <text:p text:style-name="_3c_l_3e_">Je le crois ressemblant.</text:p>
      <text:p text:style-name="Standard">[pb]</text:p>
      <text:p text:style-name="P29">Brécourt</text:p>
      <text:p text:style-name="_3c_l_3e_">Oui, c'est bien vous ; il est charmant !</text:p>
      <text:p text:style-name="P13">Molière<text:span text:style-name="_3c_stage-c_3e_">, au fond du théâtre.</text:span></text:p>
      <text:p text:style-name="_3c_l_3e_">Brécourt déjà près de ma femme !</text:p>
      <text:p text:style-name="_3c_l_3e_">Il était sur mes pas.</text:p>
      <text:p text:style-name="P29">Brécourt<text:span text:style-name="_3c_stage-c_3e_">, regardant le portrait.</text:span></text:p>
      <text:p text:style-name="_3c_l_3e_">Heureux gage d'amour.</text:p>
      <text:p text:style-name="P13">Molière<text:span text:style-name="_3c_stage-c_3e_">, à part.</text:span></text:p>
      <text:p text:style-name="_3c_l_3e_">Un portrait ! quel est ce mystère ?</text:p>
      <text:p text:style-name="P32">Brécourt</text:p>
      <text:p text:style-name="_3c_l_3e_">Ah ! quand pourrai-je obtenir à mon tour</text:p>
      <text:p text:style-name="_3c_l_3e_">Un présent aussi doux de celle qui m'est chère !</text:p>
      <text:p text:style-name="_3c_stage_3e_">(Il donne le portrait à Madame Molière.)</text:p>
      <text:p text:style-name="P13">Molière<text:span text:style-name="_3c_stage-c_3e_">, à part.</text:span></text:p>
      <text:p text:style-name="_3c_l_3e_">Que dit-il ?</text:p>
      <text:p text:style-name="P24">M<text:span text:style-name="T18">me </text:span>Molière<text:span text:style-name="_3c_stage-c_3e_">, </text:span><text:span text:style-name="_3c_stage-c_3e_"><text:span text:style-name="T18">bas à Brécourt.</text:span></text:span></text:p>
      <text:p text:style-name="_3c_l_3e_">Voici mon mari.</text:p>
      <text:p text:style-name="_3c_l_3e_">Pour un moment laissez-nous seuls ici.</text:p>
      <text:p text:style-name="_3c_l_3e_">Vous reviendrez pour notre fête.</text:p>
      <text:p text:style-name="P32">Brécourt<text:span text:style-name="_3c_stage-c_3e_">, bas.</text:span></text:p>
      <text:p text:style-name="_3c_l_3e_">Vous parlerez pour moi, vous me l'avez promis.</text:p>
      <text:p text:style-name="_3c_stage_3e_">(Lui baisant la main.)</text:p>
      <text:p text:style-name="_3c_l_3e_">Songez que mon bonheur en vos mains est remis.</text:p>
      <text:p text:style-name="_3c_stage_3e_">(Il sort.)</text:p>
      <text:h text:style-name="Heading_20_2" text:outline-level="2">Scène 19</text:h>
      <text:p text:style-name="_3c_stage_3e_">Molière, Mme Molière.</text:p>
      <text:p text:style-name="P13">Molière<text:span text:style-name="_3c_stage-c_3e_">, à part.</text:span></text:p>
      <text:p text:style-name="_3c_l_3e_">La perfide !</text:p>
      <text:p text:style-name="Standard">[pb]</text:p>
      <text:p text:style-name="P24">M<text:span text:style-name="T18">me </text:span>Molière<text:span text:style-name="_3c_stage-c_3e_">, </text:span><text:span text:style-name="_3c_stage-c_3e_"><text:span text:style-name="T18">à part.</text:span></text:span></text:p>
      <text:p text:style-name="_3c_l_3e_">Essayons mon rôle de coquette.</text:p>
      <text:p text:style-name="P13">Molière</text:p>
      <text:p text:style-name="_3c_l_3e_">Ah ! Qu'ai-je vu ?</text:p>
      <text:p text:style-name="P24">M<text:span text:style-name="T18">me </text:span>Molière<text:span text:style-name="_3c_stage-c_3e_">, </text:span><text:span text:style-name="_3c_stage-c_3e_"><text:span text:style-name="T18">à part.</text:span></text:span></text:p>
      <text:p text:style-name="_3c_l_3e_">Ma vengeance s'apprête.</text:p>
      <text:p text:style-name="_3c_l_3e_">Voici mon <text:span text:style-name="T18">Misanthrope</text:span> inquiet et jaloux :</text:p>
      <text:p text:style-name="P42">Nous, soyons Célimène.</text:p>
      <text:p text:style-name="_3c_stage_3e_">(<text:span text:style-name="T30">H</text:span>aut.)</text:p>
      <text:p text:style-name="P42">Eh ! bon dieu ! qu'avez-vous ?</text:p>
      <text:p text:style-name="P13">Molière<text:span text:style-name="_3c_stage-c_3e_">, haut.</text:span></text:p>
      <text:p text:style-name="_3c_l_3e_">Dirait-on que ce front où la candeur respire</text:p>
      <text:p text:style-name="_3c_l_3e_">Cache une âme si double et le cœur le plus faux !</text:p>
      <text:p text:style-name="P24">M<text:span text:style-name="T18">me </text:span>Molière</text:p>
      <text:p text:style-name="_3c_l_3e_">Vous me supposez-là de bien jolis défauts.</text:p>
      <text:p text:style-name="P13"><text:soft-page-break/>Molière</text:p>
      <text:p text:style-name="_3c_l_3e_">Dans le fond de votre âme à la fin j'ai su lire.</text:p>
      <text:p text:style-name="_3c_l_3e_">Oui, mes <text:span text:style-name="T30">pressentiments</text:span> ne m'avaient pas trompé,</text:p>
      <text:p text:style-name="_3c_l_3e_">Quand de vos trahisons en secret occupé…</text:p>
      <text:p text:style-name="P24">M<text:span text:style-name="T18">me </text:span>Molière</text:p>
      <text:p text:style-name="_3c_l_3e_">Que me voulez-vous dire ?</text:p>
      <text:p text:style-name="P13">Molière</text:p>
      <text:p text:style-name="_3c_l_3e_">En vous voyant si belle,</text:p>
      <text:p text:style-name="_3c_l_3e_">Je crus qu'il pouvait être une femme fidèle ;</text:p>
      <text:p text:style-name="_3c_l_3e_">Trop tard désabusé par votre trahison,</text:p>
      <text:p text:style-name="_3c_l_3e_">Je retrouve mon cœur ainsi que ma raison.</text:p>
      <text:p text:style-name="P24">M<text:span text:style-name="T18">me </text:span>Molière</text:p>
      <text:p text:style-name="_3c_l_3e_">Vous me direz du moins, Monsieur, quel est mon crime ?</text:p>
      <text:p text:style-name="P13">Molière</text:p>
      <text:p text:style-name="_3c_l_3e_">N'ai-je pas de me plaindre un sujet légitime ?</text:p>
      <text:p text:style-name="_3c_l_3e_">Quand mille adorateurs sans cesse auprès de vous…</text:p>
      <text:p text:style-name="Standard">[pb]</text:p>
      <text:p text:style-name="P24">M<text:span text:style-name="T18">me </text:span>Molière</text:p>
      <text:p text:style-name="_3c_l_3e_">J'admire, en vérité, ce caprice jaloux.</text:p>
      <text:p text:style-name="_3c_l_3e_">Est-ce ma faute, à moi, si j'ai le don de plaire ?</text:p>
      <text:p text:style-name="_3c_l_3e_">Prenez votre parti, car je ne sais qu'y faire.</text:p>
      <text:p text:style-name="_3c_l_3e_">À l'âge où je me vois, avec quelques appas,</text:p>
      <text:p text:style-name="_3c_l_3e_">Au monde qui nous charme, on ne renonce pas,</text:p>
      <text:p text:style-name="_3c_l_3e_">Et l'on peut des <text:span text:style-name="T30">amants</text:span> éviter la poursuite</text:p>
      <text:p text:style-name="_3c_l_3e_">Sans que par notre abord nous les mettions en fuite.</text:p>
      <text:p text:style-name="P13">Molière</text:p>
      <text:p text:style-name="_3c_l_3e_">Vous vous en gardez bien ; j'en sais qui, chaque jour,</text:p>
      <text:p text:style-name="_3c_l_3e_">S'empressent près de vous et vous parlent d'amour.</text:p>
      <text:p text:style-name="_3c_l_3e_">Tout à l'heure mes yeux m'ont abusé peut-être ;</text:p>
      <text:p text:style-name="_3c_l_3e_">Mais ce portrait, enfin, qu'en me voyant paraître,</text:p>
      <text:p text:style-name="_3c_l_3e_">Vous venez de cacher ?…</text:p>
      <text:p text:style-name="P24">M<text:span text:style-name="T18">me </text:span>Molière</text:p>
      <text:p text:style-name="_3c_l_3e_">Quoi ! c'est là le sujet…</text:p>
      <text:p text:style-name="P13">Molière</text:p>
      <text:p text:style-name="_3c_l_3e_">Je le verrai, j'espère.</text:p>
      <text:p text:style-name="P24">M<text:span text:style-name="T18">me </text:span>Molière</text:p>
      <text:p text:style-name="_3c_l_3e_">Oh ! non. C'est un secret ;</text:p>
      <text:p text:style-name="_3c_l_3e_">Et vous savez, Monsieur, combien je suis <text:span text:style-name="T18">discrète.</text:span></text:p>
      <text:p text:style-name="P38"><text:span text:style-name="T4">Molière</text:span></text:p>
      <text:p text:style-name="_3c_l_3e_">Vous m'oseriez payer d'une telle défaite ?</text:p>
      <text:p text:style-name="_3c_speaker_3e_"><text:span text:style-name="T9">Mme Molière</text:span></text:p>
      <text:p text:style-name="_3c_l_3e_">Et vous, vous me croyez capable d'un détour ?</text:p>
      <text:p text:style-name="_3c_l_3e_">C'est fort mal ; je pourrais me fâcher à mon tour ;</text:p>
      <text:p text:style-name="_3c_l_3e_">Et vous méritez peu l'amour que l'on vous porte ;</text:p>
      <text:p text:style-name="_3c_l_3e_">Aussi, pour vous punir d'en agir de la sorte,</text:p>
      <text:p text:style-name="_3c_l_3e_">Je ne parlerai point : il n'est pas encor temps.,</text:p>
      <text:p text:style-name="P13">Molière</text:p>
      <text:p text:style-name="_3c_l_3e_">Quoi ! lorsque ce témoin qu'en vos mains je surprends,</text:p>
      <text:p text:style-name="Standard">[pb]</text:p>
      <text:p text:style-name="_3c_l_3e_">Vous accuse tout haut, vous tardez à répondre ?</text:p>
      <text:p text:style-name="_3c_l_3e_">Ce portrait de Brécourt suffit pour vous confondre.</text:p>
      <text:p text:style-name="P24">M<text:span text:style-name="T18">me </text:span>Molière</text:p>
      <text:p text:style-name="_3c_l_3e_">De Brécourt ? Qui vous dit que ce soit là le sien ?</text:p>
      <text:p text:style-name="P13">Molière</text:p>
      <text:p text:style-name="_3c_l_3e_">Il est pour m'en convaincre un prompt et sûr moyen ;</text:p>
      <text:p text:style-name="_3c_l_3e_">C'est de me le montrer ; ainsi, veuillez, Madame…</text:p>
      <text:p text:style-name="P24"><text:soft-page-break/>M<text:span text:style-name="T18">me </text:span>Molière</text:p>
      <text:p text:style-name="_3c_l_3e_">À quoi bon ? si c'était le portrait d' une femme ?</text:p>
      <text:p text:style-name="P13">Molière</text:p>
      <text:p text:style-name="_3c_l_3e_">J'admire ce détour, et… mais nous verrons bien.</text:p>
      <text:p text:style-name="_3c_l_3e_">Donnez-le moi, je veux…</text:p>
      <text:p text:style-name="P24">M<text:span text:style-name="T18">me </text:span>Molière<text:span text:style-name="_3c_stage-c_3e_">, </text:span><text:span text:style-name="_3c_stage-c_3e_"><text:span text:style-name="T18">avec fermeté.</text:span></text:span></text:p>
      <text:p text:style-name="_3c_l_3e_">Non. Je n'en ferai rien.</text:p>
      <text:p text:style-name="_3c_l_3e_">C'est souffrir trop longtemps un doute qui m'outrage,</text:p>
      <text:p text:style-name="_3c_l_3e_">Et vous vous en tiendrez à mon seul témoignage.</text:p>
      <text:p text:style-name="P13">Molière</text:p>
      <text:p text:style-name="_3c_l_3e_">Ne nous emportons point, et daignez seulement…</text:p>
      <text:p text:style-name="P24">M<text:span text:style-name="T18">me </text:span>Molière</text:p>
      <text:p text:style-name="_3c_l_3e_">Non, vous dis-je, c'est bien le portrait d'un amant.</text:p>
      <text:p text:style-name="_3c_l_3e_">Croyez-le, j'y consens, et que votre colère</text:p>
      <text:p text:style-name="_3c_l_3e_">Pousse, jusques au bout, l'éclat qu'elle veut faire.</text:p>
      <text:p text:style-name="_3c_l_3e_">Je me livre sans crainte à ce bouillant transport,</text:p>
      <text:p text:style-name="_3c_l_3e_">Et nous verrons après qui de nous deux a tort.</text:p>
      <text:p text:style-name="P38"><text:span text:style-name="T4">Molière</text:span><text:span text:style-name="_3c_stage-c_3e_"><text:span text:style-name="T4">, à part.</text:span></text:span></text:p>
      <text:p text:style-name="_3c_l_3e_">Juste ciel ! quel supplice ! et quelle est ma folie !</text:p>
      <text:p text:style-name="_3c_l_3e_">Vous verrez qu'il faudra que je me justifie.</text:p>
      <text:p text:style-name="_3c_stage_3e_">(Haut.)</text:p>
      <text:p text:style-name="_3c_l_3e_">Ah ! qu'il est difficile avec un <text:span text:style-name="T16">cœur</text:span> aimant,</text:p>
      <text:p text:style-name="_3c_l_3e_">De garder son amour et son ressentiment !</text:p>
      <text:p text:style-name="Standard">[pb]</text:p>
      <text:p text:style-name="_3c_l_3e_">Ainsi donc j'avais tort ; j'y souscris avec joie ;</text:p>
      <text:p text:style-name="_3c_l_3e_">Mais, de grâce, du moins, faites que je vous croie ;</text:p>
      <text:p text:style-name="_3c_l_3e_">Dissipez les soupçons qui parlent contre vous ;</text:p>
      <text:p text:style-name="_3c_l_3e_">Un seul mot suffira pour les détruire tous.</text:p>
      <text:p text:style-name="_3c_l_3e_">De vous seule dépend le bonheur de ma vie,</text:p>
      <text:p text:style-name="_3c_l_3e_">Et vous croire innocente est ma plus douce envie.</text:p>
      <text:p text:style-name="P24"><text:span text:style-name="T18">Mme </text:span>Molière</text:p>
      <text:p text:style-name="_3c_l_3e_"><text:span text:style-name="T18">À </text:span>la bonne heure ; allons, je vous pardonne tout ;</text:p>
      <text:p text:style-name="_3c_l_3e_">Mais méritez mon indulgence.</text:p>
      <text:p text:style-name="_3c_l_3e_">L'hymen veut de la confiance,</text:p>
      <text:p text:style-name="_3c_l_3e_">Et vous me croirez jusqu'au bout.</text:p>
      <text:p text:style-name="_3c_l_3e_">Pourquoi ce transport qui m'offense ?</text:p>
      <text:p text:style-name="_3c_l_3e_">Mon cher Molière, y pensez-vous ?</text:p>
      <text:p text:style-name="_3c_l_3e_">Quoi ? moi ? j'outragerais le meilleur des époux,</text:p>
      <text:p text:style-name="_3c_l_3e_">Dont la tendre amitié prit soin de mon enfance !</text:p>
      <text:p text:style-name="_3c_l_3e_">À qui je dois tant de reconnaissance !</text:p>
      <text:p text:style-name="_3c_l_3e_">N'êtes-vous pas celui que mon <text:span text:style-name="T18">cœur</text:span> a choisi ?</text:p>
      <text:p text:style-name="_3c_l_3e_">Ah ! croyez-moi, du beau nom de Molière</text:p>
      <text:p text:style-name="_3c_l_3e_">Votre heureuse épouse est trop fière,</text:p>
      <text:p text:style-name="_3c_l_3e_">Pour que l'éclat par elle en soit jamais terni.</text:p>
      <text:p text:style-name="P13">Molière</text:p>
      <text:p text:style-name="_3c_l_3e_"><text:span text:style-name="T18">Ô</text:span> ciel ! à cette voix si tendre,</text:p>
      <text:p text:style-name="_3c_l_3e_">À ce regard si doux, comment ne pas se rendre.</text:p>
      <text:p text:style-name="_3c_l_3e_">Je crois tout, Isabelle, et sûr de votre cœur,</text:p>
      <text:p text:style-name="_3c_l_3e_">Je remets en vos mains le soin de mon bonheur.</text:p>
      <text:p text:style-name="P31">Mme Molière</text:p>
      <text:p text:style-name="_3c_l_3e_">Croyez-moi, c'est toujours ce qu'il faut que l'on fasse.</text:p>
      <text:p text:style-name="_3c_l_3e_">Mais laissons cela, mon ami.</text:p>
      <text:p text:style-name="_3c_l_3e_">Vous me boudiez, tout est fini ;</text:p>
      <text:p text:style-name="_3c_l_3e_">N'en parlons plus, et qu'on m'embrasse.</text:p>
      <text:p text:style-name="P13"><text:soft-page-break/>Molière</text:p>
      <text:p text:style-name="_3c_l_3e_">Ah ! c'est à vos genoux que je demande grâce.</text:p>
      <text:p text:style-name="Standard">[pb]</text:p>
      <text:p text:style-name="_3c_l_3e_">Et de mes torts, pour effacer la trace,</text:p>
      <text:p text:style-name="_3c_l_3e_">Je veux…</text:p>
      <text:h text:style-name="Heading_20_2" text:outline-level="2">Scène 20</text:h>
      <text:p text:style-name="_3c_stage_3e_">Molière, Mme Molière, La <text:span text:style-name="T31">F</text:span>ontaine et Mignard.</text:p>
      <text:p text:style-name="P26">Mignard</text:p>
      <text:p text:style-name="_3c_l_3e_">Bravo ! Molière ! reste-là.</text:p>
      <text:p text:style-name="P15">La Fontaine</text:p>
      <text:p text:style-name="_3c_l_3e_"><text:span text:style-name="T31">Ô</text:span> le charmant tableau ! Mignard, peints-moi cela.</text:p>
      <text:p text:style-name="P13">Molière</text:p>
      <text:p text:style-name="_3c_l_3e_">Vous voyez, mes amis.</text:p>
      <text:p text:style-name="P25">Mignard</text:p>
      <text:p text:style-name="_3c_l_3e_">Mais d'où te vient, dis-moi,</text:p>
      <text:p text:style-name="_3c_l_3e_">Un tel excès d'amour ?</text:p>
      <text:p text:style-name="P30">Mme Molière</text:p>
      <text:p text:style-name="_3c_l_3e_">Bon ! c'est une querelle.</text:p>
      <text:p text:style-name="_3c_stage_3e_">(Avec intention.)</text:p>
      <text:p text:style-name="_3c_l_3e_">Monsieur était jaloux.</text:p>
      <text:p text:style-name="P30">Molière, bas</text:p>
      <text:p text:style-name="_3c_l_3e_">Taisez-vous donc.</text:p>
      <text:p text:style-name="P30">Mme Molière</text:p>
      <text:p text:style-name="_3c_l_3e_">Pourquoi ?</text:p>
      <text:p text:style-name="_3c_l_3e_">Ce n'est pas un crime, je croi<text:span text:style-name="T31">s</text:span>.</text:p>
      <text:p text:style-name="P13">Molière<text:span text:style-name="_3c_stage-c_3e_">, de même.</text:span></text:p>
      <text:p text:style-name="_3c_l_3e_">Quoi ! voulez-vous ?…</text:p>
      <text:p text:style-name="P30">Mme Molière<text:span text:style-name="_3c_stage-c_3e_">, sans l'écouter.</text:span></text:p>
      <text:p text:style-name="_3c_l_3e_">J'ai su sans peine le confondre,</text:p>
      <text:p text:style-name="_3c_l_3e_">Et me trouvant rien à répondre,</text:p>
      <text:p text:style-name="_3c_l_3e_">Il était à mes pieds, bien soumis, bien confus !</text:p>
      <text:p text:style-name="Standard">[pb]</text:p>
      <text:p text:style-name="P13">Molière<text:span text:style-name="_3c_stage-c_3e_">, bas.</text:span></text:p>
      <text:p text:style-name="_3c_l_3e_">Vous vous moquez, je pense.</text:p>
      <text:p text:style-name="P30">Mme Molière</text:p>
      <text:p text:style-name="_3c_l_3e_">Oh ! n'y revenez plus !</text:p>
      <text:p text:style-name="_3c_l_3e_">Je ne suis pas toujours bonne, je le confesse.</text:p>
      <text:p text:style-name="P13">Molière</text:p>
      <text:p text:style-name="_3c_l_3e_">Ah ! me me faites pas rougir de ma faiblesse.</text:p>
      <text:p text:style-name="_3c_stage_3e_">(Bas.)</text:p>
      <text:p text:style-name="_3c_l_3e_">Vous me devez une explication.</text:p>
      <text:p text:style-name="P30">Mme Molière</text:p>
      <text:p text:style-name="_3c_l_3e_">À quoi bon ? la scène est finie.</text:p>
      <text:p text:style-name="_3c_l_3e_">Avouez maintenant, là, sans prévention</text:p>
      <text:p text:style-name="_3c_l_3e_">Que je sais assez bien jouer la comédie.</text:p>
      <text:p text:style-name="P13">Molière</text:p>
      <text:p text:style-name="_3c_l_3e_">Eh ! quoi !…</text:p>
      <text:p text:style-name="P30">Mme Molière<text:span text:style-name="_3c_stage-c_3e_">, à Mignard et à La Fontaine.</text:span></text:p>
      <text:p text:style-name="_3c_l_3e_">Mon cher époux s'était mis dans l'esprit</text:p>
      <text:p text:style-name="_3c_l_3e_">Que j'avais tort de jouer Célimène ;</text:p>
      <text:p text:style-name="_3c_l_3e_">Que j'étais sans talent. Dans mon juste dépit,</text:p>
      <text:p text:style-name="_3c_l_3e_">J'ai si bien ménagé la principale scène,'</text:p>
      <text:p text:style-name="_3c_l_3e_"><text:soft-page-break/>Qu'à peu de chose près, lui-même, en ce moment,</text:p>
      <text:p text:style-name="_3c_l_3e_">Il vient de la jouer fort naturellement.</text:p>
      <text:p text:style-name="_3c_l_3e_">Quant à moi, je n'ai pas manqué d'une réplique.</text:p>
      <text:p text:style-name="_3c_stage_3e_">(Faisant une révérence.)</text:p>
      <text:p text:style-name="_3c_l_3e_">C'est à mon directeur à juger maintenant.</text:p>
      <text:p text:style-name="P13">Molière</text:p>
      <text:p text:style-name="_3c_l_3e_">Ah ! traîtresse !</text:p>
      <text:p text:style-name="P25">Mignard</text:p>
      <text:p text:style-name="_3c_l_3e_">Le tour me semble assez comique.</text:p>
      <text:p text:style-name="_3c_l_3e_">Je vous en fais mon compliment.</text:p>
      <text:p text:style-name="Standard">[pb]</text:p>
      <text:p text:style-name="P13">Molière</text:p>
      <text:p text:style-name="_3c_l_3e_">Ainsi donc, ce portrait ?…</text:p>
      <text:p text:style-name="P30">Mme Molière</text:p>
      <text:p text:style-name="_3c_l_3e_">N'était pas d'un amant.</text:p>
      <text:p text:style-name="_3c_l_3e_">C'est le mien : le voici. Votre meilleure amie</text:p>
      <text:p text:style-name="_3c_l_3e_">Le gardait pour ce jour heureux</text:p>
      <text:p text:style-name="_3c_l_3e_">Où Molière a reçu la vie,</text:p>
      <text:p text:style-name="_3c_l_3e_">Jour à jamais cher à Thalie,</text:p>
      <text:p text:style-name="_3c_l_3e_">Et qui sera fêté par nos derniers neveux.</text:p>
      <text:h text:style-name="Heading_20_2" text:outline-level="2">Scène 21</text:h>
      <text:p text:style-name="_3c_stage_3e_">Les mêmes, Brécourt, Henriette et La Forest.</text:p>
      <text:p text:style-name="P13">Molière<text:span text:style-name="_3c_stage-c_3e_">, continuant.</text:span></text:p>
      <text:p text:style-name="_3c_l_3e_">Quant au rival que vous avez en tête,</text:p>
      <text:p text:style-name="_3c_l_3e_">Le voici qui revient ; vous disiez vrai, l'amour</text:p>
      <text:p text:style-name="_3c_l_3e_">Le ramène ici chaque jour,</text:p>
      <text:p text:style-name="_3c_l_3e_">Mais c'est pour ma chère Henriette.</text:p>
      <text:p text:style-name="P13">Molière</text:p>
      <text:p text:style-name="_3c_l_3e_">Ah ! je devine tout : je ferai leur bonheur.</text:p>
      <text:p text:style-name="P29">Brécourt</text:p>
      <text:p text:style-name="_3c_l_3e_">Que ne vous dois-je pas !</text:p>
      <text:p text:style-name="P10">Henriette</text:p>
      <text:p text:style-name="_3c_l_3e_">Oh ! l'excellent tuteur !'</text:p>
      <text:p text:style-name="_3c_l_3e_">C'est pour le coup que je danse à sa fête.</text:p>
      <text:p text:style-name="P32">La Forest</text:p>
      <text:p text:style-name="_3c_l_3e_">Voici Monsieur Chapelle, il paraît bien joyeux.</text:p>
      <text:p text:style-name="Standard">[pb]</text:p>
      <text:h text:style-name="Heading_20_2" text:outline-level="2">Scène 22</text:h>
      <text:p text:style-name="_3c_stage_3e_">Les précédents, Chapelle.</text:p>
      <text:p text:style-name="P26">Chapelle</text:p>
      <text:p text:style-name="_3c_l_3e_">Bonne nouvelle, amis.</text:p>
      <text:p text:style-name="_3c_stage_3e_">(<text:span text:style-name="T14">À </text:span>Molière et à sa Femme.)</text:p>
      <text:p text:style-name="_3c_l_3e_">Embrassez-moi tous deux.</text:p>
      <text:p text:style-name="P25">Mignard</text:p>
      <text:p text:style-name="_3c_l_3e_">Qu'est-ce donc ?</text:p>
      <text:p text:style-name="P27">Chapelle<text:span text:style-name="_3c_stage-c_3e_">, </text:span><text:span text:style-name="_3c_stage-c_3e_"><text:span text:style-name="T15">accourant.</text:span></text:span></text:p>
      <text:p text:style-name="_3c_l_3e_">Apprenez la faveur singulière</text:p>
      <text:p text:style-name="_3c_l_3e_">Que vient de recevoir Molière.</text:p>
      <text:p text:style-name="_3c_l_3e_">Le Roi, pour honorer et l'homme et le talent,</text:p>
      <text:p text:style-name="_3c_l_3e_"><text:soft-page-break/>Veut être le parrain de son premier enfant.</text:p>
      <text:p text:style-name="P13">Molière</text:p>
      <text:p text:style-name="_3c_l_3e_">Se pourrait-il ?</text:p>
      <text:p text:style-name="P25">Mignard</text:p>
      <text:p text:style-name="_3c_l_3e_">Comment sais-tu cela, Chapelle ?</text:p>
      <text:p text:style-name="P28">Chapelle</text:p>
      <text:p text:style-name="_3c_l_3e_">Monsieur le <text:span text:style-name="T31">d</text:span>uc me l'annonce à l'instant,</text:p>
      <text:p text:style-name="_3c_l_3e_">Et je viens en courant en porter la nouvelle.</text:p>
      <text:p text:style-name="P13">Molière</text:p>
      <text:p text:style-name="_3c_l_3e_">J'ai peine à croire à cet insigne honneur.</text:p>
      <text:p text:style-name="P15">La Fontaine</text:p>
      <text:p text:style-name="_3c_l_3e_">Au fait, ce parrain-là vaut bien ton grand seigneur.</text:p>
      <text:p text:style-name="P30">Mme Molière</text:p>
      <text:p text:style-name="_3c_l_3e_">De ses bontés, allez lui rendre grâce.</text:p>
      <text:p text:style-name="P13">Molière</text:p>
      <text:p text:style-name="_3c_l_3e_">Oui, je cours à ses pieds…</text:p>
      <text:p text:style-name="Standard">[pb]</text:p>
      <text:p text:style-name="P28">Chapelle<text:span text:style-name="_3c_stage-c_3e_">, </text:span><text:span text:style-name="_3c_stage-c_3e_"><text:span text:style-name="T16">l'arrêtant.</text:span></text:span></text:p>
      <text:p text:style-name="_3c_l_3e_">Viens, je n'ai pas fini,</text:p>
      <text:p text:style-name="_3c_l_3e_">Et maintenant, c'est l'auteur que j'embrasse ;</text:p>
      <text:p text:style-name="_3c_l_3e_">Ton Bourgeois Gentilhomme est bien en cour aussi.</text:p>
      <text:p text:style-name="_3c_l_3e_">Au lever, ce matin, on parlait de ta pièce ;</text:p>
      <text:p text:style-name="_3c_l_3e_">Le Roi, de si bon <text:span text:style-name="T17">cœur</text:span> a ri,</text:p>
      <text:p text:style-name="_3c_l_3e_">Que depuis lors, chacun à la louer s'empresse.</text:p>
      <text:p text:style-name="_3c_l_3e_">Ton succès est complet.</text:p>
      <text:p text:style-name="P29">La Forest</text:p>
      <text:p text:style-name="_3c_l_3e_">On est de mon avis.</text:p>
      <text:p text:style-name="_3c_l_3e_">Oh ! je m'en doutais bien.</text:p>
      <text:p text:style-name="P13">Molière</text:p>
      <text:p text:style-name="_3c_l_3e_">Maintenant, mes amis,</text:p>
      <text:p text:style-name="_3c_l_3e_">Quels <text:span text:style-name="T17">vœux</text:span> pourrais-je faire encore ?</text:p>
      <text:p text:style-name="_3c_l_3e_">D'un grand Roi la bonté m'honore,</text:p>
      <text:p text:style-name="_3c_l_3e_">Et près de moi je vous vois réunis.</text:p>
      <text:p text:style-name="P13">Henriette</text:p>
      <text:p text:style-name="_3c_l_3e_">Nous vous entourerons de soins et de tendresse.</text:p>
      <text:p text:style-name="P29">Brécourt</text:p>
      <text:p text:style-name="_3c_l_3e_">Vous aurez un enfant de plus.</text:p>
      <text:p text:style-name="P28">Chapelle</text:p>
      <text:p text:style-name="_3c_l_3e_">Que fais-tu là, Brécourt ?</text:p>
      <text:p text:style-name="P25">Mignard</text:p>
      <text:p text:style-name="_3c_l_3e_">Te voilà bien confus :</text:p>
      <text:p text:style-name="_3c_l_3e_">Il est de la famille.</text:p>
      <text:p text:style-name="P30">Mme Molière</text:p>
      <text:p text:style-name="_3c_l_3e_">Il épouse ma <text:span text:style-name="T18">nièce.</text:span></text:p>
      <text:p text:style-name="P28">Chapelle</text:p>
      <text:p text:style-name="_3c_l_3e_">| Et quand cela ?</text:p>
      <text:p text:style-name="P10">Henriette</text:p>
      <text:p text:style-name="_3c_l_3e_">Ce soir.</text:p>
      <text:p text:style-name="Standard">[pb]</text:p>
      <text:p text:style-name="P28">Chapelle</text:p>
      <text:p text:style-name="_3c_l_3e_">Tant mieux.</text:p>
      <text:p text:style-name="_3c_l_3e_">J'espérais une fête, et j'en rencontre deux.</text:p>
      <text:p text:style-name="P30">Mme Molière<text:span text:style-name="_3c_stage-c_3e_">, à Molière.</text:span></text:p>
      <text:p text:style-name="_3c_l_3e_">Entre nous plus de jalousie.</text:p>
      <text:p text:style-name="_3c_l_3e_">Mon cœur est à vous pour jamais.</text:p>
      <text:p text:style-name="_3c_l_3e_">Je ne serai coquette désormais</text:p>
      <text:p text:style-name="_3c_l_3e_"><text:soft-page-break/>Que pour jouer la comédie.</text:p>
      <text:p text:style-name="P13">Molière</text:p>
      <text:p text:style-name="_3c_l_3e_">Du bonheur d'être aimé, je veux jouir en paix.</text:p>
      <text:p text:style-name="_3c_l_3e_">Si par fois un léger nuage</text:p>
      <text:p text:style-name="_3c_l_3e_">Vient encore obscurcir mes jours,</text:p>
      <text:p text:style-name="_3c_l_3e_">Puisse alors l'amitié, venant à mon secours,</text:p>
      <text:p text:style-name="_3c_l_3e_">Me visiter dans mon ménage.</text:p>
      <text:p text:style-name="_3c_trailer_3e_">FIN</text:p>
      <text:p text:style-name="Standard">[pb]</text:p>
      <text:h text:style-name="Heading_20_2" text:outline-level="2">Scène 23</text:h>
      <text:p text:style-name="_3c_stage_3e_">Ajoutée pour la représentation du 15 janvier, jour anniversaire de la Naissance de Molière.</text:p>
      <text:p text:style-name="_3c_stage_3e_">Les mêmes personnages.</text:p>
      <text:p text:style-name="_3c_speaker_3e_"><text:span text:style-name="T16">La Forest</text:span><text:span text:style-name="_3c_stage-c_3e_">, accourant, et bas à Madame Molière.</text:span></text:p>
      <text:p text:style-name="_3c_l_3e_">Madame, tout est prêt. Peut-on commencer ?</text:p>
      <text:p text:style-name="P30">Mme Molière</text:p>
      <text:p text:style-name="_3c_l_3e_">Oui.</text:p>
      <text:p text:style-name="_3c_stage_3e_">(Le fond du <text:span text:style-name="T16">théâtre</text:span> s'ouvre. On voit sur un piedestal le buste de Molière, couronné de lauriers. Tous les acteurs de son théâtre, une couronne à la main, et en habit de caractère, entourent le buste.)</text:p>
      <text:p text:style-name="P13">Molière</text:p>
      <text:p text:style-name="_3c_l_3e_">Quoi !…</text:p>
      <text:p text:style-name="P30">Mme Molière</text:p>
      <text:p text:style-name="_3c_l_3e_">C'est votre fête aujourd'hui</text:p>
      <text:p text:style-name="_3c_l_3e_">Et voilà vos amis, Molière.</text:p>
      <text:p text:style-name="P29">Brécourt</text:p>
      <text:p text:style-name="_3c_l_3e_">Vous voyez des enfan<text:span text:style-name="T31">t</text:span>s qui couronnent leur père.</text:p>
      <text:p text:style-name="P13">Molière</text:p>
      <text:p text:style-name="_3c_l_3e_">Amis, je n'ai point mérité</text:p>
      <text:p text:style-name="_3c_l_3e_">Ce laurier dont on me couronne.</text:p>
      <text:p text:style-name="_3c_l_3e_">Il n'appartient qu'à la postérité…</text:p>
      <text:p text:style-name="_3c_stage_3e_">(Il s'avance vivement vers son buste. Tous les personnages l'entourent en élevant leur couronne sur sa <text:span text:style-name="T16">tête.</text:span>)</text:p>
      <text:p text:style-name="Standard">[pb]</text:p>
      <text:p text:style-name="P25">Mignard</text:p>
      <text:p text:style-name="_3c_l_3e_">Le laurier maintenant te presse et t'environne.</text:p>
      <text:p text:style-name="P28">Chapelle</text:p>
      <text:p text:style-name="_3c_l_3e_">Te voilà pris, tu n'échapperas pas.</text:p>
      <text:p text:style-name="_3c_stage_3e_">(La Fontaine s'avance vers lui, une couronne à la main.)</text:p>
      <text:p text:style-name="P13">Molière</text:p>
      <text:p text:style-name="_3c_l_3e_">Quoi ! La Fontaine aussi ?</text:p>
      <text:p text:style-name="P16">La Fontaine</text:p>
      <text:p text:style-name="_3c_l_3e_">Pardonne,</text:p>
      <text:p text:style-name="_3c_l_3e_">Je n'en ai qu'une.</text:p>
      <text:p text:style-name="P13">Molière</text:p>
      <text:p text:style-name="_3c_l_3e_">Amis !…</text:p>
      <text:p text:style-name="_3c_stage_3e_">(<text:span text:style-name="T16">À </text:span>La Fontaine.)</text:p>
      <text:p text:style-name="_3c_l_3e_">Viens dans mes bras ! ma voix</text:p>
      <text:p text:style-name="_3c_l_3e_">Ne peut suffire ici…</text:p>
      <text:p text:style-name="P16">La Fontaine<text:span text:style-name="_3c_stage-c_3e_">, </text:span><text:span text:style-name="_3c_stage-c_3e_"><text:span text:style-name="T12">lui donnant sa couronne.</text:span></text:span></text:p>
      <text:p text:style-name="_3c_l_3e_">Tiens, prends.</text:p>
      <text:p text:style-name="P18"><text:soft-page-break/>Molière</text:p>
      <text:p text:style-name="_3c_l_3e_">Je la reçois,</text:p>
      <text:p text:style-name="_3c_l_3e_">Quand le génie à l'amitié la donne.</text:p>
      <text:p text:style-name="_3c_stage_3e_">(Tous les personnages se groupent de nouveau autour de Molière. La toile tombe.)</text:p>
      <text:p text:style-name="_3c_trailer_3e_">FIN</text:p>
      <text:p text:style-name="P4">Feuille de style</text:p>
      <table:table table:name="Tableau1" table:style-name="Tableau1">
        <table:table-column table:style-name="Tableau1.A"/>
        <table:table-row table:style-name="Tableau1.1">
          <table:table-cell table:style-name="Tableau1.A1" office:value-type="string">
            <text:p text:style-name="P3"/>
            <text:h text:style-name="P22" text:outline-level="1">Titre 1</text:h>
            <text:h text:style-name="P23" text:outline-level="2">Titre 2</text:h>
            <text:p text:style-name="P6">&lt;speaker&gt; <text:span text:style-name="_3c_stage-c_3e_"><text:span text:style-name="T7">&lt;stage-c&gt;</text:span></text:span></text:p>
            <text:p text:style-name="P20">&lt;stage&gt;</text:p>
            <text:p text:style-name="P5">&lt;l&gt;</text:p>
            <text:p text:style-name="P21">&lt;label&gt;</text:p>
            <text:p text:style-name="P19">&lt;trailer&gt;</text:p>
          </table:table-cell>
        </table:table-row>
      </table:table>
      <text:p text:style-name="P2"><text:span text:style-name="_3c_stage-c_3e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Liberation Serif2" svg:font-family="'Liberation Serif'" style:font-adornments="Normal" style:font-family-generic="roman"/>
    <style:font-face style:name="Lucida Sans1" svg:font-family="'Lucida Sans'" style:font-family-generic="swiss"/>
    <style:font-face style:name="GlyphLessFont" svg:font-family="GlyphLessFont" style:font-adornments="Normal" style:font-family-generic="roman" style:font-pitch="variable"/>
    <style:font-face style:name="Liberation Serif1" svg:font-family="'Liberation Serif'"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Normal" style:font-family-generic="roman" style:font-pitch="variable"/>
    </style:style>
    <style:style style:name="Heading" style:family="paragraph" style:parent-style-name="Standard" style:next-style-name="Text_20_body" style:class="text">
      <style:paragraph-properties fo:margin-top="0.4cm" fo:margin-bottom="0.199cm" loext:contextual-spacing="false" fo:keep-with-next="always"/>
      <style:text-properties fo:color="#000000" style:font-name="Liberation Serif" fo:font-family="'Liberation Serif'" style:font-style-name="Normal"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text-align="justify" style:justify-single-word="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1cm" fo:margin-right="0cm" fo:text-indent="0cm" style:auto-text-indent="false"/>
      <style:text-properties fo:font-size="12pt" fo:font-style="italic" fo:font-weight="bold" style:font-size-asian="14pt" style:font-weight-asian="bold" style:font-size-complex="14pt" style:font-weight-complex="normal"/>
    </style:style>
    <style:style style:name="Quotations" style:family="paragraph" style:parent-style-name="Standard" style:class="html">
      <style:paragraph-properties fo:margin-left="2cm" fo:margin-right="2cm" fo:margin-top="0cm" fo:margin-bottom="0.199cm" loext:contextual-spacing="false" fo:text-align="justify" style:justify-single-word="false" fo:text-indent="0cm" style:auto-text-indent="false"/>
      <style:text-properties fo:font-size="11pt"/>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text-indent="2cm" style:auto-text-indent="false"/>
      <style:text-properties fo:font-size="85%" fo:font-style="italic" fo:font-weight="normal"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top="0.4cm" fo:margin-bottom="0.499cm" loext:contextual-spacing="false" fo:text-align="center" style:justify-single-word="false" style:page-number="auto" style:writing-mode="page"/>
      <style:text-properties fo:color="#000000" fo:font-size="16pt" fo:font-weight="bold" style:font-size-asian="115%" style:font-weight-asian="bold" style:font-size-complex="115%" style:font-weight-complex="normal"/>
    </style:style>
    <style:style style:name="Table_20_Contents" style:display-name="Table Contents" style:family="paragraph" style:parent-style-name="Standard" style:class="extra">
      <style:paragraph-properties fo:margin-top="0cm" fo:margin-bottom="0.199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left="0cm" fo:margin-right="0cm" fo:margin-top="0.21cm" fo:margin-bottom="0.199cm" loext:contextual-spacing="false" fo:text-indent="0cm" style:auto-text-indent="false" style:writing-mode="pag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_3c_trailer_3e_" style:display-name="&lt;trailer&gt;" style:family="paragraph" style:parent-style-name="Standard" style:default-outline-level="">
      <loext:graphic-properties draw:fill="solid" draw:fill-color="#adc5e7"/>
      <style:paragraph-properties fo:margin-top="0.706cm" fo:margin-bottom="0cm" loext:contextual-spacing="false" fo:text-align="center" style:justify-single-word="false" fo:background-color="#adc5e7"/>
      <style:text-properties fo:font-style="italic" style:font-style-asian="italic"/>
    </style:style>
    <style:style style:name="_3c_speaker_3e_" style:display-name="&lt;speaker&gt;" style:family="paragraph" style:parent-style-name="Standard" style:next-style-name="Standard" style:default-outline-level="">
      <loext:graphic-properties draw:fill="solid" draw:fill-color="#fff200"/>
      <style:paragraph-properties fo:margin-left="2.498cm" fo:margin-right="0cm" fo:text-indent="0cm" style:auto-text-indent="false" fo:background-color="#fff200"/>
    </style:style>
    <style:style style:name="_3c_stage_3e_" style:display-name="&lt;stage&gt;" style:family="paragraph" style:parent-style-name="Standard" style:next-style-name="Standard" style:default-outline-level="">
      <loext:graphic-properties draw:fill="solid" draw:fill-color="#ed1c24"/>
      <style:paragraph-properties fo:margin-top="0.212cm" fo:margin-bottom="0.212cm" loext:contextual-spacing="false" fo:background-color="#ed1c24"/>
      <style:text-properties fo:font-style="italic" style:font-style-asian="italic"/>
    </style:style>
    <style:style style:name="_3c_l_3e_" style:display-name="&lt;l&gt;" style:family="paragraph" style:parent-style-name="Standard" style:default-outline-level="">
      <loext:graphic-properties draw:fill="solid" draw:fill-color="#eeeeee"/>
      <style:paragraph-properties fo:line-height="110%" fo:orphans="0" fo:widows="0" fo:background-color="#eeeeee" text:number-lines="true" text:line-number="0" style:vertical-align="baseline"/>
      <style:text-properties fo:font-size="11pt" style:font-size-asian="11pt"/>
    </style:style>
    <style:style style:name="_3c_label_3e_" style:display-name="&lt;label&gt;" style:family="paragraph" style:parent-style-name="Standard" style:default-outline-level="">
      <style:paragraph-properties fo:margin-top="0.212cm" fo:margin-bottom="0.212cm" loext:contextual-spacing="false" fo:text-align="center" style:justify-single-word="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_3c_stage-c_3e_" style:display-name="&lt;stage-c&gt;" style:family="text">
      <style:text-properties fo:color="#00000a" fo:font-style="italic" fo:background-color="#ed1c24" style:font-style-asian="italic" loext:shadow="none"/>
    </style:style>
    <text:outline-style style:name="Outline">
      <text:outline-level-style text:level="1" text:style-name="Numbering_20_Symbols" style:num-format="">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style:font-size-asian="8.75pt" style:font-size-complex="10pt"/>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07cm" style:distance-before-sep="0.101cm" style:distance-after-sep="0.25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cfe7f5"/>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7T12:38:41.30</meta:creation-date>
    <dc:date>2018-05-28T14:28:38.281000000</dc:date>
    <meta:editing-duration>P1DT10H42M38S</meta:editing-duration>
    <meta:editing-cycles>155</meta:editing-cycles>
    <meta:generator>LibreOffice/6.0.1.1$Windows_X86_64 LibreOffice_project/60bfb1526849283ce2491346ed2aa51c465abfe6</meta:generator>
    <meta:document-statistic meta:table-count="1" meta:image-count="0" meta:object-count="0" meta:page-count="35" meta:paragraph-count="1748" meta:word-count="8826" meta:character-count="47882" meta:non-whitespace-character-count="40804"/>
  </office:meta>
</office:document-meta>
</file>